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ffffff" draw:auto-grow-height="true" draw:auto-grow-width="false" fo:max-height="0cm" fo:min-height="0.552cm"/>
    </style:style>
    <style:style style:name="gr2" style:family="graphic" style:parent-style-name="standard">
      <style:graphic-properties draw:stroke="solid" svg:stroke-color="#000000" draw:fill="none" draw:fill-color="#ffffff" draw:auto-grow-height="true" draw:auto-grow-width="false" fo:max-height="0cm" fo:min-height="0.536cm"/>
    </style:style>
    <style:style style:name="gr3" style:family="graphic" style:parent-style-name="standard">
      <style:graphic-properties draw:stroke="solid" svg:stroke-color="#000000" draw:fill="none" draw:fill-color="#ffffff" draw:auto-grow-height="true" draw:auto-grow-width="false" fo:max-height="0cm" fo:min-height="0.395cm"/>
    </style:style>
    <style:style style:name="gr4" style:family="graphic" style:parent-style-name="standard">
      <style:graphic-properties draw:stroke="solid" svg:stroke-color="#000000" draw:fill="none" draw:fill-color="#ffffff" draw:auto-grow-height="true" draw:auto-grow-width="false" fo:max-height="0cm" fo:min-height="0.258cm"/>
    </style:style>
    <style:style style:name="gr5" style:family="graphic" style:parent-style-name="standard">
      <style:graphic-properties draw:stroke="solid" svg:stroke-color="#000000" draw:fill="none" draw:fill-color="#ffffff" draw:auto-grow-height="true" draw:auto-grow-width="false" fo:max-height="0cm" fo:min-height="0.512cm"/>
    </style:style>
    <style:style style:name="gr6" style:family="graphic" style:parent-style-name="standard">
      <style:graphic-properties draw:stroke="solid" svg:stroke-color="#000000" draw:fill="none" draw:fill-color="#ffffff" draw:auto-grow-height="true" draw:auto-grow-width="false" fo:max-height="0cm" fo:min-height="0.319cm"/>
    </style:style>
    <style:style style:name="gr7" style:family="graphic">
      <style:graphic-properties style:protect="size"/>
    </style:style>
    <style:style style:name="gr8" style:family="graphic" style:parent-style-name="standard">
      <style:graphic-properties draw:stroke="solid" svg:stroke-color="#000000" draw:fill="solid" draw:fill-color="#ff6666" draw:auto-grow-height="true" draw:auto-grow-width="false" fo:max-height="0cm" fo:min-height="1.111cm"/>
    </style:style>
    <style:style style:name="gr9" style:family="graphic" style:parent-style-name="standard">
      <style:graphic-properties draw:stroke="solid" svg:stroke-color="#000000" draw:fill="solid" draw:fill-color="#dddddd" draw:auto-grow-height="true" draw:auto-grow-width="false" fo:max-height="0cm" fo:min-height="1.666cm"/>
    </style:style>
    <style:style style:name="gr10" style:family="graphic" style:parent-style-name="standard">
      <style:graphic-properties draw:stroke="solid" svg:stroke-color="#000000" draw:fill="solid" draw:fill-color="#dddddd" draw:auto-grow-height="true" draw:auto-grow-width="false" fo:max-height="0cm" fo:min-height="1.123cm"/>
    </style:style>
    <style:style style:name="gr11" style:family="graphic" style:parent-style-name="standard">
      <style:graphic-properties draw:stroke="solid" svg:stroke-color="#000000" draw:fill="solid" draw:fill-color="#66ccff" draw:auto-grow-height="true" draw:auto-grow-width="false" fo:max-height="0cm" fo:min-height="0.407cm"/>
    </style:style>
    <style:style style:name="gr12" style:family="graphic" style:parent-style-name="standard">
      <style:graphic-properties draw:stroke="solid" svg:stroke-color="#000000" draw:fill="solid" draw:fill-color="#ff9900" draw:auto-grow-height="true" draw:auto-grow-width="false" fo:max-height="0cm" fo:min-height="0.526cm"/>
    </style:style>
    <style:style style:name="gr13" style:family="graphic" style:parent-style-name="standard">
      <style:graphic-properties draw:stroke="solid" svg:stroke-color="#000000" draw:fill="solid" draw:fill-color="#00cc00" draw:auto-grow-height="true" draw:auto-grow-width="false" fo:max-height="0cm" fo:min-height="0.447cm"/>
    </style:style>
    <style:style style:name="gr14" style:family="graphic" style:parent-style-name="standard">
      <style:graphic-properties draw:stroke="solid" svg:stroke-color="#000000" draw:fill="solid" draw:fill-color="#99ff33" draw:auto-grow-height="true" draw:auto-grow-width="false" fo:max-height="0cm" fo:min-height="0.447cm"/>
    </style:style>
    <style:style style:name="gr15" style:family="graphic" style:parent-style-name="standard">
      <style:graphic-properties draw:stroke="solid" svg:stroke-color="#000000" draw:fill="solid" draw:fill-color="#ff9900" draw:auto-grow-height="true" draw:auto-grow-width="false" fo:max-height="0cm" fo:min-height="0.406cm"/>
    </style:style>
    <style:style style:name="gr16" style:family="graphic" style:parent-style-name="standard">
      <style:graphic-properties draw:stroke="solid" svg:stroke-color="#000000" draw:fill="none" draw:fill-color="#ffffff" draw:auto-grow-height="true" draw:auto-grow-width="false" fo:max-height="0cm" fo:min-height="1.822cm"/>
    </style:style>
    <style:style style:name="gr17" style:family="graphic" style:parent-style-name="standard">
      <style:graphic-properties draw:stroke="solid" svg:stroke-color="#000000" draw:fill="none" draw:fill-color="#ffffff" draw:auto-grow-height="true" draw:auto-grow-width="false" fo:max-height="0cm" fo:min-height="0.433cm"/>
    </style:style>
    <style:style style:name="gr18" style:family="graphic" style:parent-style-name="standard">
      <style:graphic-properties draw:stroke="solid" svg:stroke-color="#000000" draw:fill="none" draw:fill-color="#ffffff" draw:auto-grow-height="true" draw:auto-grow-width="false" fo:max-height="0cm" fo:min-height="0.667cm"/>
    </style:style>
    <style:style style:name="gr19" style:family="graphic" style:parent-style-name="objectwithoutfill">
      <style:graphic-properties draw:marker-end="Symmetric_20_Arrow" draw:marker-end-width="0.3cm" draw:fill="none"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7.111cm" fo:min-width="12.018cm"/>
    </style:style>
    <style:style style:name="gr23" style:family="graphic" style:parent-style-name="standard">
      <style:graphic-properties draw:stroke="solid" svg:stroke-color="#000000" draw:fill="none" draw:fill-color="#ffffff" draw:auto-grow-height="true" draw:auto-grow-width="false" fo:max-height="0cm" fo:min-height="0.556cm"/>
    </style:style>
    <style:style style:name="gr24" style:family="graphic" style:parent-style-name="standard">
      <style:graphic-properties draw:stroke="solid" svg:stroke-color="#000000" draw:fill="none" draw:fill-color="#ffffff" draw:auto-grow-height="true" draw:auto-grow-width="false" fo:max-height="0cm" fo:min-height="1.111cm"/>
    </style:style>
    <style:style style:name="gr25" style:family="graphic" style:parent-style-name="standard">
      <style:graphic-properties draw:stroke="solid" svg:stroke-color="#000000" draw:fill="solid" draw:fill-color="#66ff00" draw:auto-grow-height="true" draw:auto-grow-width="false" fo:max-height="0cm" fo:min-height="0.395cm"/>
    </style:style>
    <style:style style:name="gr26" style:family="graphic" style:parent-style-name="standard">
      <style:graphic-properties draw:stroke="solid" svg:stroke-color="#000000" draw:fill="none" draw:fill-color="#ffffff" draw:auto-grow-height="true" draw:auto-grow-width="false" fo:max-height="0cm" fo:min-height="0.704cm"/>
    </style:style>
    <style:style style:name="gr27" style:family="graphic" style:parent-style-name="standard">
      <style:graphic-properties draw:stroke="solid" svg:stroke-color="#000000" draw:fill="none" draw:fill-color="#ffffff" draw:auto-grow-height="true" draw:auto-grow-width="false" fo:max-height="0cm" fo:min-height="1.466cm"/>
    </style:style>
    <style:style style:name="gr28" style:family="graphic" style:parent-style-name="standard">
      <style:graphic-properties svg:stroke-color="#000000" draw:fill="none" draw:textarea-horizontal-align="justify" draw:textarea-vertical-align="middle" draw:auto-grow-height="false" fo:min-height="0.64cm" fo:min-width="2.676cm" draw:shadow-offset-x="0.203cm" draw:shadow-offset-y="0.203cm"/>
    </style:style>
    <style:style style:name="gr29" style:family="graphic" style:parent-style-name="standard">
      <style:graphic-properties draw:stroke="none" svg:stroke-color="#000000" draw:fill="none" draw:fill-color="#ffffff" draw:auto-grow-height="true" draw:auto-grow-width="false" fo:max-height="0cm" fo:min-height="0.556cm"/>
    </style:style>
    <style:style style:name="gr30" style:family="graphic" style:parent-style-name="standard">
      <style:graphic-properties draw:stroke="solid" svg:stroke-color="#000000" draw:fill="solid" draw:fill-color="#ff3333" draw:auto-grow-height="true" draw:auto-grow-width="false" fo:max-height="0cm" fo:min-height="0.395cm"/>
    </style:style>
    <style:style style:name="gr31" style:family="graphic" style:parent-style-name="standard">
      <style:graphic-properties svg:stroke-color="#000000" draw:fill="none" draw:textarea-horizontal-align="justify" draw:textarea-vertical-align="middle" draw:auto-grow-height="false" fo:min-height="0.766cm" fo:min-width="2.676cm" draw:shadow-offset-x="0.203cm" draw:shadow-offset-y="0.203cm"/>
    </style:style>
    <style:style style:name="gr32" style:family="graphic" style:parent-style-name="standard">
      <style:graphic-properties draw:stroke="none" svg:stroke-color="#000000" draw:fill="none" draw:fill-color="#ffffff" draw:auto-grow-height="true" draw:auto-grow-width="false" fo:max-height="0cm" fo:min-height="0.949cm"/>
    </style:style>
    <style:style style:name="gr33" style:family="graphic" style:parent-style-name="standard">
      <style:graphic-properties draw:stroke="solid" svg:stroke-color="#000000" draw:fill="solid" draw:fill-color="#999999" draw:opacity="50%" draw:textarea-vertical-align="middle" draw:auto-grow-height="true" draw:auto-grow-width="false" fo:max-height="0cm" fo:min-height="18.898cm" draw:shadow-opacity="50%"/>
    </style:style>
    <style:style style:name="gr34" style:family="graphic" style:parent-style-name="standard">
      <style:graphic-properties draw:stroke="none" svg:stroke-color="#000000" draw:fill="none" draw:fill-color="#ffffff" draw:textarea-horizontal-align="left" draw:auto-grow-height="true" draw:auto-grow-width="true" fo:min-height="8.533cm" fo:min-width="10.324cm"/>
    </style:style>
    <style:style style:name="gr35" style:family="graphic" style:parent-style-name="standard">
      <style:graphic-properties draw:stroke="none" draw:fill="none" fo:min-height="0.4cm"/>
    </style:style>
    <style:style style:name="gr36" style:family="graphic" style:parent-style-name="standard">
      <style:graphic-properties draw:stroke="solid" svg:stroke-color="#000000" draw:fill="none" draw:fill-color="#ffffff" draw:auto-grow-height="true" draw:auto-grow-width="false" fo:max-height="0cm" fo:min-height="1.22cm"/>
    </style:style>
    <style:style style:name="gr37" style:family="graphic" style:parent-style-name="standard">
      <style:graphic-properties draw:stroke="solid" svg:stroke-color="#000000" draw:fill="none" draw:fill-color="#ffffff" draw:auto-grow-height="true" draw:auto-grow-width="false" fo:max-height="0cm" fo:min-height="1.423cm"/>
    </style:style>
    <style:style style:name="gr38" style:family="graphic" style:parent-style-name="standard">
      <style:graphic-properties draw:textarea-vertical-align="middle" draw:auto-grow-height="false" fo:min-height="0.07cm" fo:min-width="0cm"/>
    </style:style>
    <style:style style:name="gr39" style:family="graphic" style:parent-style-name="standard">
      <style:graphic-properties draw:stroke="solid" svg:stroke-color="#000000" draw:fill="none" draw:fill-color="#ffffff" draw:auto-grow-height="true" draw:auto-grow-width="false" fo:max-height="0cm" fo:min-height="3.814cm"/>
    </style:style>
    <style:style style:name="gr40" style:family="graphic" style:parent-style-name="standard">
      <style:graphic-properties draw:stroke="solid" svg:stroke-color="#000000" draw:fill="none" draw:fill-color="#ffffff" draw:auto-grow-height="true" draw:auto-grow-width="false" fo:max-height="0cm" fo:min-height="0.407cm"/>
    </style:style>
    <style:style style:name="gr41" style:family="graphic" style:parent-style-name="standard">
      <style:graphic-properties draw:stroke="solid" svg:stroke-color="#000000" draw:fill="none" draw:fill-color="#ffffff" draw:auto-grow-height="true" draw:auto-grow-width="false" fo:max-height="0cm" fo:min-height="2.544cm"/>
    </style:style>
    <style:style style:name="gr42" style:family="graphic" style:parent-style-name="standard">
      <style:graphic-properties draw:stroke="solid" svg:stroke-color="#000000" draw:fill="none" draw:fill-color="#ffffff" draw:auto-grow-height="true" draw:auto-grow-width="false" fo:max-height="0cm" fo:min-height="1.183cm"/>
    </style:style>
    <style:style style:name="gr43" style:family="graphic" style:parent-style-name="standard">
      <style:graphic-properties draw:stroke="solid" svg:stroke-color="#000000" draw:fill="none" draw:fill-color="#ffffff" draw:auto-grow-height="true" draw:auto-grow-width="false" fo:max-height="0cm" fo:min-height="0.447cm"/>
    </style:style>
    <style:style style:name="gr44" style:family="graphic" style:parent-style-name="standard">
      <style:graphic-properties draw:stroke="solid" svg:stroke-color="#000000" draw:fill="none" draw:fill-color="#ffffff" draw:auto-grow-height="true" draw:auto-grow-width="false" fo:max-height="0cm" fo:min-height="2.776cm"/>
    </style:style>
    <style:style style:name="gr45" style:family="graphic" style:parent-style-name="standard">
      <style:graphic-properties svg:stroke-color="#000000" draw:fill="none" draw:textarea-horizontal-align="justify" draw:textarea-vertical-align="middle" draw:auto-grow-height="false" fo:min-height="0.64cm" fo:min-width="1.786cm" draw:shadow-offset-x="0.203cm" draw:shadow-offset-y="0.203cm"/>
    </style:style>
    <style:style style:name="gr46" style:family="graphic" style:parent-style-name="standard">
      <style:graphic-properties draw:stroke="solid" svg:stroke-color="#000000" draw:fill="none" draw:fill-color="#ffffff" draw:auto-grow-height="true" draw:auto-grow-width="false" fo:max-height="0cm" fo:min-height="1.418cm"/>
    </style:style>
    <style:style style:name="gr47" style:family="graphic" style:parent-style-name="standard">
      <style:graphic-properties draw:stroke="solid" svg:stroke-color="#000000" draw:fill="none" draw:fill-color="#ffffff" draw:auto-grow-height="true" draw:auto-grow-width="false" fo:max-height="0cm" fo:min-height="1.666cm"/>
    </style:style>
    <style:style style:name="gr48" style:family="graphic" style:parent-style-name="standard">
      <style:graphic-properties draw:stroke="solid" svg:stroke-color="#000000" draw:fill="none" draw:fill-color="#ffffff" draw:auto-grow-height="true" draw:auto-grow-width="false" fo:max-height="0cm" fo:min-height="1.15cm"/>
    </style:style>
    <style:style style:name="gr49" style:family="graphic" style:parent-style-name="standard">
      <style:graphic-properties svg:stroke-color="#000000" draw:fill="none" draw:textarea-horizontal-align="justify" draw:textarea-vertical-align="middle" draw:auto-grow-height="false" fo:min-height="1.148cm" fo:min-width="2.422cm" draw:shadow-offset-x="0.203cm" draw:shadow-offset-y="0.203cm"/>
    </style:style>
    <style:style style:name="gr50" style:family="graphic" style:parent-style-name="standard">
      <style:graphic-properties draw:stroke="none" svg:stroke-color="#000000" draw:fill="none" draw:fill-color="#ffffff" draw:auto-grow-height="true" draw:auto-grow-width="false" fo:max-height="0cm" fo:min-height="1.111cm"/>
    </style:style>
    <style:style style:name="gr51" style:family="graphic" style:parent-style-name="standard">
      <style:graphic-properties draw:stroke="solid" svg:stroke-color="#000000" draw:fill="none" draw:fill-color="#ffffff" draw:auto-grow-height="true" draw:auto-grow-width="false" fo:max-height="0cm" fo:min-height="0.65cm"/>
    </style:style>
    <style:style style:name="gr52" style:family="graphic" style:parent-style-name="standard">
      <style:graphic-properties draw:stroke="solid" svg:stroke-color="#000000" draw:fill="none" draw:fill-color="#ffffff" draw:auto-grow-height="true" draw:auto-grow-width="false" fo:max-height="0cm" fo:min-height="1.158cm"/>
    </style:style>
    <style:style style:name="gr53" style:family="graphic" style:parent-style-name="standard">
      <style:graphic-properties draw:stroke="solid" svg:stroke-color="#000000" draw:fill="none" draw:fill-color="#ffffff" draw:auto-grow-height="true" draw:auto-grow-width="false" fo:max-height="0cm" fo:min-height="1.22cm"/>
    </style:style>
    <style:style style:name="gr54" style:family="graphic" style:parent-style-name="standard">
      <style:graphic-properties draw:stroke="solid" svg:stroke-color="#000000" draw:fill="solid" draw:fill-color="#99ff66" draw:auto-grow-height="true" draw:auto-grow-width="false" fo:max-height="0cm" fo:min-height="1.666cm"/>
    </style:style>
    <style:style style:name="pr1" style:family="presentation" style:parent-style-name="Default-title">
      <style:graphic-properties fo:min-height="2.21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draw:fill-color="#ffffff"/>
      <style:text-properties style:text-position="-33% 58%" fo:font-size="14pt" style:font-size-asian="14pt" style:font-size-complex="14pt"/>
    </style:style>
    <style:style style:name="P2" style:family="paragraph">
      <loext:graphic-properties draw:fill="none" draw:fill-color="#ffffff"/>
      <style:text-properties style:text-position="-33% 58%" fo:font-size="10pt" style:font-size-asian="10pt" style:font-size-complex="10pt"/>
    </style:style>
    <style:style style:name="P3" style:family="paragraph">
      <loext:graphic-properties draw:fill="none" draw:fill-color="#ffffff"/>
      <style:text-properties style:text-position="-33% 58%" fo:font-size="8pt" style:font-size-asian="8pt" style:font-size-complex="8pt"/>
    </style:style>
    <style:style style:name="P4" style:family="paragraph">
      <loext:graphic-properties draw:fill-color="#ffffff"/>
      <style:text-properties fo:font-size="20pt"/>
    </style:style>
    <style:style style:name="P5" style:family="paragraph">
      <loext:graphic-properties draw:fill="solid" draw:fill-color="#ff6666"/>
    </style:style>
    <style:style style:name="P6" style:family="paragraph">
      <loext:graphic-properties draw:fill="solid" draw:fill-color="#dddddd"/>
    </style:style>
    <style:style style:name="P7" style:family="paragraph">
      <loext:graphic-properties draw:fill="solid" draw:fill-color="#66ccff"/>
      <style:text-properties fo:font-size="10pt" fo:font-weight="bold" style:font-size-asian="10pt" style:font-weight-asian="bold" style:font-size-complex="10pt" style:font-weight-complex="bold"/>
    </style:style>
    <style:style style:name="P8" style:family="paragraph">
      <loext:graphic-properties draw:fill="solid" draw:fill-color="#ff9900"/>
      <style:text-properties fo:font-size="10pt" fo:font-weight="bold" style:font-size-asian="10pt" style:font-weight-asian="bold" style:font-size-complex="10pt" style:font-weight-complex="bold"/>
    </style:style>
    <style:style style:name="P9" style:family="paragraph">
      <loext:graphic-properties draw:fill="solid" draw:fill-color="#00cc00"/>
      <style:text-properties fo:font-size="10pt" fo:font-weight="bold" style:font-size-asian="10pt" style:font-weight-asian="bold" style:font-size-complex="10pt" style:font-weight-complex="bold"/>
    </style:style>
    <style:style style:name="P10" style:family="paragraph">
      <loext:graphic-properties draw:fill="solid" draw:fill-color="#99ff33"/>
      <style:text-properties fo:font-size="10pt" fo:font-weight="bold" style:font-size-asian="10pt" style:font-weight-asian="bold" style:font-size-complex="10pt" style:font-weight-complex="bold"/>
    </style:style>
    <style:style style:name="P11" style:family="paragraph">
      <loext:graphic-properties draw:fill="none" draw:fill-color="#ffffff"/>
    </style:style>
    <style:style style:name="P12" style:family="paragraph">
      <loext:graphic-properties draw:fill="none"/>
      <style:paragraph-properties fo:text-align="center"/>
    </style:style>
    <style:style style:name="P13" style:family="paragraph">
      <loext:graphic-properties draw:fill-color="#ffffff"/>
    </style:style>
    <style:style style:name="P14" style:family="paragraph">
      <loext:graphic-properties draw:fill="none" draw:fill-color="#ffffff"/>
      <style:text-properties style:text-position="33% 58%" fo:font-size="28pt" fo:font-weight="bold" style:font-size-asian="28pt" style:font-weight-asian="bold" style:font-size-complex="28pt" style:font-weight-complex="bold"/>
    </style:style>
    <style:style style:name="P15" style:family="paragraph">
      <style:paragraph-properties fo:text-align="start"/>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size="14pt" style:font-size-asian="14pt" style:font-size-complex="14pt"/>
    </style:style>
    <style:style style:name="P18" style:family="paragraph">
      <loext:graphic-properties draw:fill="solid" draw:fill-color="#66ff00"/>
      <style:paragraph-properties fo:text-align="center"/>
    </style:style>
    <style:style style:name="P19" style:family="paragraph">
      <loext:graphic-properties draw:fill="solid" draw:fill-color="#ff3333"/>
      <style:paragraph-properties fo:text-align="center"/>
    </style:style>
    <style:style style:name="P20" style:family="paragraph">
      <loext:graphic-properties draw:fill="solid" draw:fill-color="#999999" draw:opacity="50%"/>
      <style:paragraph-properties fo:text-align="center"/>
      <style:text-properties fo:font-size="14pt" style:font-size-asian="14pt" style:font-size-complex="14pt"/>
    </style:style>
    <style:style style:name="P21"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22" style:family="paragraph">
      <loext:graphic-properties draw:fill="none" draw:fill-color="#ffffff"/>
      <style:text-properties fo:font-size="10pt" fo:font-weight="bold" style:font-size-asian="10pt" style:font-weight-asian="bold" style:font-size-complex="10pt" style:font-weight-complex="bold"/>
    </style:style>
    <style:style style:name="P23" style:family="paragraph">
      <loext:graphic-properties draw:fill="none" draw:fill-color="#ffffff"/>
      <style:paragraph-properties fo:text-align="center"/>
      <style:text-properties fo:font-size="13pt" style:font-size-asian="13pt" style:font-size-complex="13pt"/>
    </style:style>
    <style:style style:name="P24" style:family="paragraph">
      <loext:graphic-properties draw:fill="solid" draw:fill-color="#99ff66"/>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0.5pt" style:font-size-asian="10.5pt" style:font-size-complex="10.5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1pt" style:font-size-asian="11pt" style:font-size-complex="11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12pt" style:font-size-asian="12pt" style:font-size-complex="12pt"/>
    </style:style>
    <style:style style:name="T9" style:family="text">
      <style:text-properties fo:font-size="44pt" style:font-size-asian="44pt" style:font-size-complex="44pt"/>
    </style:style>
    <style:style style:name="T10" style:family="text">
      <style:text-properties style:font-name="Liberation Mono1" fo:font-size="10pt"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211cm" svg:x="1.4cm" svg:y="0.837cm" presentation:class="title" presentation:user-transformed="true">
          <draw:text-box>
            <text:p>Process description</text:p>
          </draw:text-box>
        </draw:frame>
        <draw:frame draw:style-name="gr1" draw:text-style-name="P1" draw:layer="layout" svg:width="6.604cm" svg:height="0.802cm" svg:x="1.778cm" svg:y="2.77cm">
          <draw:text-box>
            <text:p><text:span text:style-name="T1">Sensor acquires data</text:span></text:p>
          </draw:text-box>
        </draw:frame>
        <draw:frame draw:style-name="gr1" draw:text-style-name="P1" draw:layer="layout" svg:width="6.604cm" svg:height="0.802cm" svg:x="1.778cm" svg:y="3.786cm">
          <draw:text-box>
            <text:p><text:span text:style-name="T1">Create sensor message</text:span></text:p>
          </draw:text-box>
        </draw:frame>
        <draw:frame draw:style-name="gr1" draw:text-style-name="P1" draw:layer="layout" svg:width="6.604cm" svg:height="0.802cm" svg:x="1.778cm" svg:y="4.802cm">
          <draw:text-box>
            <text:p><text:span text:style-name="T1">Queue sensor message</text:span></text:p>
          </draw:text-box>
        </draw:frame>
        <draw:frame draw:style-name="gr2" draw:text-style-name="P1" draw:layer="layout" svg:width="6.604cm" svg:height="0.802cm" svg:x="1.778cm" svg:y="5.818cm">
          <draw:text-box>
            <text:p><text:span text:style-name="T1">Queue determines address</text:span></text:p>
          </draw:text-box>
        </draw:frame>
        <draw:frame draw:style-name="gr1" draw:text-style-name="P1" draw:layer="layout" svg:width="6.604cm" svg:height="0.802cm" svg:x="1.778cm" svg:y="6.834cm">
          <draw:text-box>
            <text:p><text:span text:style-name="T1">Move it to addressee (TCP)</text:span></text:p>
          </draw:text-box>
        </draw:frame>
        <draw:frame draw:style-name="gr1" draw:text-style-name="P1" draw:layer="layout" svg:width="5.334cm" svg:height="0.802cm" svg:x="9.652cm" svg:y="2.81cm">
          <draw:text-box>
            <text:p><text:span text:style-name="T1">TCP takes ownership</text:span></text:p>
          </draw:text-box>
        </draw:frame>
        <draw:frame draw:style-name="gr1" draw:text-style-name="P1" draw:layer="layout" svg:width="5.334cm" svg:height="0.802cm" svg:x="9.652cm" svg:y="3.826cm">
          <draw:text-box>
            <text:p><text:span text:style-name="T1">Extract headerbuffer</text:span></text:p>
          </draw:text-box>
        </draw:frame>
        <draw:frame draw:style-name="gr1" draw:text-style-name="P1" draw:layer="layout" svg:width="5.334cm" svg:height="0.802cm" svg:x="9.652cm" svg:y="4.802cm">
          <draw:text-box>
            <text:p><text:span text:style-name="T1">tcp_send_buffer</text:span></text:p>
          </draw:text-box>
        </draw:frame>
        <draw:frame draw:style-name="gr1" draw:text-style-name="P1" draw:layer="layout" svg:width="5.334cm" svg:height="0.802cm" svg:x="9.652cm" svg:y="5.818cm">
          <draw:text-box>
            <text:p><text:span text:style-name="T1">Confirm. message</text:span></text:p>
          </draw:text-box>
        </draw:frame>
        <draw:frame draw:style-name="gr1" draw:text-style-name="P1" draw:layer="layout" svg:width="5.334cm" svg:height="0.802cm" svg:x="9.652cm" svg:y="6.874cm">
          <draw:text-box>
            <text:p><text:span text:style-name="T1">Extract databuffer</text:span></text:p>
          </draw:text-box>
        </draw:frame>
        <draw:frame draw:style-name="gr1" draw:text-style-name="P1" draw:layer="layout" svg:width="5.334cm" svg:height="0.802cm" svg:x="9.652cm" svg:y="7.89cm">
          <draw:text-box>
            <text:p><text:span text:style-name="T1">tcp_send_buffer</text:span></text:p>
          </draw:text-box>
        </draw:frame>
        <draw:frame draw:style-name="gr1" draw:text-style-name="P1" draw:layer="layout" svg:width="5.334cm" svg:height="0.802cm" svg:x="9.652cm" svg:y="8.866cm">
          <draw:text-box>
            <text:p><text:span text:style-name="T1">Confirm. message</text:span></text:p>
          </draw:text-box>
        </draw:frame>
        <draw:frame draw:style-name="gr1" draw:text-style-name="P1" draw:layer="layout" svg:width="5.334cm" svg:height="0.802cm" svg:x="9.652cm" svg:y="9.882cm">
          <draw:text-box>
            <text:p><text:span text:style-name="T1">Delete message</text:span></text:p>
          </draw:text-box>
        </draw:frame>
        <draw:frame draw:style-name="gr1" draw:text-style-name="P1" draw:layer="layout" svg:width="5.334cm" svg:height="0.802cm" svg:x="18.634cm" svg:y="2.77cm">
          <draw:text-box>
            <text:p><text:span text:style-name="T1">Message (complete)</text:span></text:p>
          </draw:text-box>
        </draw:frame>
        <draw:frame draw:style-name="gr1" draw:text-style-name="P1" draw:layer="layout" svg:width="6.35cm" svg:height="0.802cm" svg:x="18.634cm" svg:y="2.77cm">
          <draw:text-box>
            <text:p><text:span text:style-name="T1">Message (complete)</text:span></text:p>
          </draw:text-box>
        </draw:frame>
        <draw:frame draw:style-name="gr1" draw:text-style-name="P1" draw:layer="layout" svg:width="6.35cm" svg:height="0.802cm" svg:x="18.634cm" svg:y="4.802cm">
          <draw:text-box>
            <text:p><text:span text:style-name="T1">Create buffer (headersize)</text:span></text:p>
          </draw:text-box>
        </draw:frame>
        <draw:frame draw:style-name="gr1" draw:text-style-name="P1" draw:layer="layout" svg:width="6.35cm" svg:height="0.802cm" svg:x="18.634cm" svg:y="3.786cm">
          <draw:text-box>
            <text:p><text:span text:style-name="T1">Extract headerbuffer</text:span></text:p>
          </draw:text-box>
        </draw:frame>
        <draw:frame draw:style-name="gr1" draw:text-style-name="P1" draw:layer="layout" svg:width="6.35cm" svg:height="0.802cm" svg:x="18.634cm" svg:y="5.818cm">
          <draw:text-box>
            <text:p><text:span text:style-name="T1">Insert headerinfo</text:span></text:p>
          </draw:text-box>
        </draw:frame>
        <draw:frame draw:style-name="gr1" draw:text-style-name="P1" draw:layer="layout" svg:width="6.35cm" svg:height="0.802cm" svg:x="18.634cm" svg:y="7.85cm">
          <draw:text-box>
            <text:p><text:span text:style-name="T1">Create buffer (empty)</text:span></text:p>
          </draw:text-box>
        </draw:frame>
        <draw:frame draw:style-name="gr1" draw:text-style-name="P1" draw:layer="layout" svg:width="6.35cm" svg:height="0.802cm" svg:x="18.634cm" svg:y="6.834cm">
          <draw:text-box>
            <text:p><text:span text:style-name="T1">Extract databuffer</text:span></text:p>
          </draw:text-box>
        </draw:frame>
        <draw:frame draw:style-name="gr1" draw:text-style-name="P1" draw:layer="layout" svg:width="6.35cm" svg:height="0.802cm" svg:x="18.634cm" svg:y="8.866cm">
          <draw:text-box>
            <text:p><text:span text:style-name="T1">Insert data obj (cvmat)</text:span></text:p>
          </draw:text-box>
        </draw:frame>
        <draw:frame draw:style-name="gr3" draw:text-style-name="P2" draw:layer="layout" svg:width="3.048cm" svg:height="0.645cm" svg:x="15.234cm" svg:y="3.922cm">
          <draw:text-box>
            <text:p><text:span text:style-name="T2">get_data_size()</text:span></text:p>
          </draw:text-box>
        </draw:frame>
        <draw:frame draw:style-name="gr4" draw:text-style-name="P2" draw:layer="layout" svg:width="3.048cm" svg:height="0.645cm" svg:x="15.234cm" svg:y="4.638cm">
          <draw:text-box>
            <text:p><text:span text:style-name="T2">get_data_ptr()</text:span></text:p>
          </draw:text-box>
        </draw:frame>
        <draw:frame draw:style-name="gr3" draw:text-style-name="P2" draw:layer="layout" svg:width="3.048cm" svg:height="0.645cm" svg:x="15.24cm" svg:y="6.636cm">
          <draw:text-box>
            <text:p><text:span text:style-name="T2">get_data_size()</text:span></text:p>
          </draw:text-box>
        </draw:frame>
        <draw:frame draw:style-name="gr4" draw:text-style-name="P2" draw:layer="layout" svg:width="3.048cm" svg:height="0.645cm" svg:x="15.24cm" svg:y="7.352cm">
          <draw:text-box>
            <text:p><text:span text:style-name="T2">get_data_ptr()</text:span></text:p>
          </draw:text-box>
        </draw:frame>
        <draw:frame draw:style-name="gr1" draw:text-style-name="P1" draw:layer="layout" svg:width="7.62cm" svg:height="0.802cm" svg:x="1.078cm" svg:y="12.09cm">
          <draw:text-box>
            <text:p><text:span text:style-name="T1">TCP receives header message</text:span></text:p>
          </draw:text-box>
        </draw:frame>
        <draw:frame draw:style-name="gr1" draw:text-style-name="P1" draw:layer="layout" svg:width="7.62cm" svg:height="0.802cm" svg:x="1.078cm" svg:y="13.106cm">
          <draw:text-box>
            <text:p><text:span text:style-name="T1">B_head = Create header buffer</text:span></text:p>
          </draw:text-box>
        </draw:frame>
        <draw:frame draw:style-name="gr1" draw:text-style-name="P1" draw:layer="layout" svg:width="7.62cm" svg:height="0.802cm" svg:x="1.078cm" svg:y="14.122cm">
          <draw:text-box>
            <text:p><text:span text:style-name="T1">M = create message(B_head)</text:span></text:p>
          </draw:text-box>
        </draw:frame>
        <draw:frame draw:style-name="gr1" draw:text-style-name="P1" draw:layer="layout" svg:width="7.62cm" svg:height="0.802cm" svg:x="1.078cm" svg:y="15.138cm">
          <draw:text-box>
            <text:p><text:span text:style-name="T1">B_data = M→ get_data_buffer()</text:span></text:p>
          </draw:text-box>
        </draw:frame>
        <draw:frame draw:style-name="gr1" draw:text-style-name="P1" draw:layer="layout" svg:width="7.62cm" svg:height="0.802cm" svg:x="1.078cm" svg:y="16.154cm">
          <draw:text-box>
            <text:p><text:span text:style-name="T1">TCP receives data message</text:span></text:p>
          </draw:text-box>
        </draw:frame>
        <draw:frame draw:style-name="gr5" draw:text-style-name="P1" draw:layer="layout" svg:width="7.366cm" svg:height="0.802cm" svg:x="17.018cm" svg:y="11.684cm">
          <draw:text-box>
            <text:p><text:span text:style-name="T1">Message (header_buffer)</text:span></text:p>
          </draw:text-box>
        </draw:frame>
        <draw:frame draw:style-name="gr1" draw:text-style-name="P1" draw:layer="layout" svg:width="7.62cm" svg:height="0.802cm" svg:x="1.078cm" svg:y="17.21cm">
          <draw:text-box>
            <text:p><text:span text:style-name="T1">B_data → insert(data) <text:s/>= cvmat</text:span></text:p>
          </draw:text-box>
        </draw:frame>
        <draw:frame draw:style-name="gr1" draw:text-style-name="P1" draw:layer="layout" svg:width="7.62cm" svg:height="0.802cm" svg:x="1.078cm" svg:y="18.226cm">
          <draw:text-box>
            <text:p><text:span text:style-name="T1">M →insert(data_buffer)</text:span></text:p>
          </draw:text-box>
        </draw:frame>
        <draw:frame draw:style-name="gr1" draw:text-style-name="P1" draw:layer="layout" svg:width="7.62cm" svg:height="0.802cm" svg:x="1.078cm" svg:y="19.202cm">
          <draw:text-box>
            <text:p><text:span text:style-name="T1">Message M is complete</text:span></text:p>
          </draw:text-box>
        </draw:frame>
        <draw:frame draw:style-name="gr1" draw:text-style-name="P1" draw:layer="layout" svg:width="5.334cm" svg:height="0.802cm" svg:x="9.652cm" svg:y="13.168cm">
          <draw:text-box>
            <text:p><text:span text:style-name="T1">buffer(vector&lt;char&gt;)</text:span></text:p>
          </draw:text-box>
        </draw:frame>
        <draw:frame draw:style-name="gr5" draw:text-style-name="P1" draw:layer="layout" svg:width="7.366cm" svg:height="0.802cm" svg:x="17.018cm" svg:y="12.56cm">
          <draw:text-box>
            <text:p><text:span text:style-name="T1">Extract headerinfo</text:span></text:p>
          </draw:text-box>
        </draw:frame>
        <draw:frame draw:style-name="gr5" draw:text-style-name="P1" draw:layer="layout" svg:width="7.366cm" svg:height="0.802cm" svg:x="17.018cm" svg:y="13.56cm">
          <draw:text-box>
            <text:p><text:span text:style-name="T1">Message initialized</text:span></text:p>
          </draw:text-box>
        </draw:frame>
        <draw:frame draw:style-name="gr6" draw:text-style-name="P3" draw:layer="layout" svg:width="3.048cm" svg:height="0.569cm" svg:x="15.24cm" svg:y="5.35cm">
          <draw:text-box>
            <text:p><text:span text:style-name="T3">Blocking send calls</text:span></text:p>
          </draw:text-box>
        </draw:frame>
        <draw:frame draw:style-name="gr6" draw:text-style-name="P3" draw:layer="layout" svg:width="3.048cm" svg:height="0.569cm" svg:x="15.24cm" svg:y="8.083cm">
          <draw:text-box>
            <text:p><text:span text:style-name="T3">Blocking send calls</text:span></text:p>
          </draw:text-box>
        </draw:frame>
        <presentation:notes draw:style-name="dp2">
          <draw:page-thumbnail draw:style-name="gr7"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layer="layout" svg:width="25.199cm" svg:height="3.506cm" svg:x="1.4cm" svg:y="0.837cm" presentation:class="title">
          <draw:text-box>
            <text:p>Version 2.0</text:p>
          </draw:text-box>
        </draw:frame>
        <draw:frame presentation:style-name="pr4" draw:layer="layout" svg:width="25.199cm" svg:height="12.179cm" svg:x="1.4cm" svg:y="4.914cm" presentation:class="outline">
          <draw:text-box>
            <text:list text:style-name="L2">
              <text:list-item>
                <text:p>Issues with 1.0</text:p>
                <text:list>
                  <text:list-item>
                    <text:p>Streaming protocol, hence sender and receiver open the connection and then keep it open, tried with open/close after each message but needs too much handling</text:p>
                  </text:list-item>
                  <text:list-item>
                    <text:p>For data message, the receiver takes exactly the indicated number of bytes. Then switch to receiving header, because it is not certain if sender keeps “messages” apart or aggregates them based optimization etc.</text:p>
                  </text:list-item>
                </text:list>
              </text:list-item>
              <text:list-item>
                <text:p>Currently not able to reference a specific message between sender/receiver. Hence sender should create unique id for each message which is transferred in the header. The receiver can then use the reference in confirmation/retransmit <text:s/>messages.</text:p>
              </text:list-item>
              <text:list-item>
                <text:p/>
              </text:list-item>
            </text:list>
          </draw:text-box>
        </draw:frame>
        <presentation:notes draw:style-name="dp2">
          <draw:page-thumbnail draw:style-name="gr7"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8" draw:text-style-name="P5" draw:layer="layout" svg:width="5.08cm" svg:height="1.361cm" svg:x="11.43cm" svg:y="3.556cm">
          <draw:text-box>
            <text:p><text:span text:style-name="T1">New:</text:span></text:p>
            <text:p><text:span text:style-name="T1">message id</text:span></text:p>
          </draw:text-box>
        </draw:frame>
        <draw:frame draw:style-name="gr9" draw:text-style-name="P6" draw:layer="layout" svg:width="5.334cm" svg:height="1.916cm" svg:x="18.034cm" svg:y="13.07cm">
          <draw:text-box>
            <text:p><text:span text:style-name="T1">tcp_server.h</text:span></text:p>
            <text:p><text:span text:style-name="T1">tcp_server.cpp</text:span></text:p>
            <text:p><text:span text:style-name="T1">Test: tcp_reader.cpp</text:span></text:p>
          </draw:text-box>
        </draw:frame>
        <draw:frame draw:style-name="gr10" draw:text-style-name="P6" draw:layer="layout" svg:width="10.668cm" svg:height="1.373cm" svg:x="16.764cm" svg:y="0.67cm">
          <draw:text-box>
            <text:p>Header Message</text:p>
            <text:p><text:span text:style-name="T4">Length = 3 + 1 + 4 + 4 + 1 + 1 + 4 + 4 + 3 = 21 bytes</text:span></text:p>
          </draw:text-box>
        </draw:frame>
        <draw:frame draw:style-name="gr11" draw:text-style-name="P7" draw:layer="layout" svg:width="10.616cm" svg:height="0.657cm" svg:x="16.764cm" svg:y="2.207cm">
          <draw:text-box>
            <text:p><text:span text:style-name="T5">Control seg:</text:span><text:span text:style-name="T5"><text:tab/></text:span><text:span text:style-name="T5">encode “con”</text:span></text:p>
          </draw:text-box>
        </draw:frame>
        <draw:frame draw:style-name="gr12" draw:text-style-name="P8" draw:layer="layout" svg:width="10.668cm" svg:height="0.776cm" svg:x="16.764cm" svg:y="4.548cm">
          <draw:text-box>
            <text:p><text:span text:style-name="T5">Time sent: local time at sender</text:span></text:p>
          </draw:text-box>
        </draw:frame>
        <draw:frame draw:style-name="gr13" draw:text-style-name="P9" draw:layer="layout" svg:width="10.668cm" svg:height="0.697cm" svg:x="16.764cm" svg:y="5.524cm">
          <draw:text-box>
            <text:p><text:span text:style-name="T5">Origin - Sender : arduino, rpi etc</text:span></text:p>
          </draw:text-box>
        </draw:frame>
        <draw:frame draw:style-name="gr13" draw:text-style-name="P9" draw:layer="layout" svg:width="10.668cm" svg:height="0.697cm" svg:x="16.764cm" svg:y="6.301cm">
          <draw:text-box>
            <text:p><text:span text:style-name="T5">Origin – Sensor : <text:s text:c="4"/>camera n, usensor n, imu, etc</text:span></text:p>
          </draw:text-box>
        </draw:frame>
        <draw:frame draw:style-name="gr13" draw:text-style-name="P9" draw:layer="layout" svg:width="10.668cm" svg:height="0.697cm" svg:x="16.764cm" svg:y="7.102cm">
          <draw:text-box>
            <text:p><text:span text:style-name="T5">Origin - time : local time at origin</text:span></text:p>
          </draw:text-box>
        </draw:frame>
        <draw:frame draw:style-name="gr14" draw:text-style-name="P10" draw:layer="layout" svg:width="10.668cm" svg:height="0.697cm" svg:x="16.764cm" svg:y="8.003cm">
          <draw:text-box>
            <text:p><text:span text:style-name="T5">Data - length</text:span></text:p>
          </draw:text-box>
        </draw:frame>
        <draw:frame draw:style-name="gr14" draw:text-style-name="P10" draw:layer="layout" svg:width="10.668cm" svg:height="0.697cm" svg:x="16.71cm" svg:y="11.716cm">
          <draw:text-box>
            <text:p><text:span text:style-name="T5">Data – raw</text:span></text:p>
          </draw:text-box>
        </draw:frame>
        <draw:frame draw:style-name="gr15" draw:text-style-name="P8" draw:layer="layout" svg:width="10.668cm" svg:height="0.656cm" svg:x="16.764cm" svg:y="3.824cm">
          <draw:text-box>
            <text:p><text:span text:style-name="T5">Sender: unique message id</text:span></text:p>
          </draw:text-box>
        </draw:frame>
        <draw:frame draw:style-name="gr11" draw:text-style-name="P7" draw:layer="layout" svg:width="10.616cm" svg:height="0.657cm" svg:x="16.764cm" svg:y="8.86cm">
          <draw:text-box>
            <text:p><text:span text:style-name="T5">Control seg:</text:span><text:span text:style-name="T5"><text:tab/></text:span><text:span text:style-name="T5">encode “end”</text:span></text:p>
          </draw:text-box>
        </draw:frame>
        <draw:frame draw:style-name="gr10" draw:text-style-name="P6" draw:layer="layout" svg:width="10.668cm" svg:height="1.373cm" svg:x="16.71cm" svg:y="10.178cm">
          <draw:text-box>
            <text:p>Data Message</text:p>
            <text:p><text:span text:style-name="T4">Length in header</text:span></text:p>
          </draw:text-box>
        </draw:frame>
        <draw:g>
          <draw:frame draw:style-name="gr16" draw:text-style-name="P11" draw:layer="layout" svg:width="8.636cm" svg:height="2.072cm" svg:x="1.524cm" svg:y="0.613cm">
            <draw:text-box>
              <text:p>Sender</text:p>
              <text:p><text:span text:style-name="T1">RPI, Jetson</text:span></text:p>
              <text:p><text:span text:style-name="T1">Linux, little endian, 32 bit</text:span></text:p>
            </draw:text-box>
          </draw:frame>
          <draw:frame draw:style-name="gr16" draw:text-style-name="P11" xml:id="id1" draw:id="id1" draw:layer="layout" svg:width="8.636cm" svg:height="2.072cm" svg:x="1.524cm" svg:y="9.961cm">
            <draw:text-box>
              <text:p>Receiver</text:p>
              <text:p><text:span text:style-name="T1">PC cockpit</text:span></text:p>
              <text:p><text:span text:style-name="T1">Linux, little endian, 64 bit</text:span></text:p>
            </draw:text-box>
          </draw:frame>
          <draw:frame draw:style-name="gr3" draw:text-style-name="P11" draw:layer="layout" svg:width="1.778cm" svg:height="0.645cm" svg:x="0.508cm" svg:y="4.943cm">
            <draw:text-box>
              <text:p><text:span text:style-name="T2">TCP</text:span></text:p>
            </draw:text-box>
          </draw:frame>
          <draw:frame draw:style-name="gr17" draw:text-style-name="P11" draw:layer="layout" svg:width="3.556cm" svg:height="0.683cm" draw:transform="rotate (1.5707963267949) translate (4.389cm 9.652cm)">
            <draw:text-box>
              <text:p><text:span text:style-name="T6">Header Message</text:span></text:p>
            </draw:text-box>
          </draw:frame>
          <draw:frame draw:style-name="gr18" draw:text-style-name="P11" xml:id="id2" draw:id="id2" draw:layer="layout" svg:width="8.636cm" svg:height="0.917cm" svg:x="1.524cm" svg:y="12.705cm">
            <draw:text-box>
              <text:p><text:span text:style-name="T2">Socket, listen, connect, read</text:span></text:p>
            </draw:text-box>
          </draw:frame>
          <draw:connector draw:style-name="gr19" draw:text-style-name="P12" draw:layer="layout" draw:type="line" svg:x1="5.842cm" svg:y1="12.033cm" svg:x2="5.842cm" svg:y2="12.705cm" draw:start-shape="id1" draw:start-glue-point="2" draw:end-shape="id2" draw:end-glue-point="0" svg:d="M5842 12033v672" svg:viewBox="0 0 1 673">
            <text:p/>
          </draw:connector>
          <draw:connector draw:style-name="gr20" draw:text-style-name="P12" draw:layer="layout" draw:type="curve" svg:x1="4.323cm" svg:y1="2.834cm" svg:x2="2.174cm" svg:y2="9.827cm" svg:d="M4323 2834c0 5245-2149 1749-2149 6993" svg:viewBox="0 0 2150 6994">
            <text:p/>
          </draw:connector>
          <draw:connector draw:style-name="gr20" draw:text-style-name="P12" draw:layer="layout" draw:type="curve" svg:x1="4.961cm" svg:y1="2.811cm" svg:x2="2.835cm" svg:y2="9.78cm" svg:d="M4961 2811c0 5227-2126 1743-2126 6969" svg:viewBox="0 0 2127 6970">
            <text:p/>
          </draw:connector>
          <draw:connector draw:style-name="gr20" draw:text-style-name="P12" draw:layer="layout" draw:type="curve" svg:x1="6.512cm" svg:y1="9.685cm" svg:x2="7.74cm" svg:y2="2.882cm" svg:d="M6512 9685c0-5101 1228-1700 1228-6803" svg:viewBox="0 0 1229 6804">
            <text:p/>
          </draw:connector>
          <draw:frame draw:style-name="gr17" draw:text-style-name="P11" draw:layer="layout" svg:width="3.556cm" svg:height="0.683cm" draw:transform="rotate (1.5707963267949) translate (5.226cm 9.652cm)">
            <draw:text-box>
              <text:p><text:span text:style-name="T6">Data Message</text:span></text:p>
            </draw:text-box>
          </draw:frame>
          <draw:frame draw:style-name="gr17" draw:text-style-name="P11" draw:layer="layout" svg:width="5.08cm" svg:height="0.683cm" draw:transform="rotate (1.5707963267949) translate (8.091cm 8.382cm)">
            <draw:text-box>
              <text:p><text:span text:style-name="T6">Confirmation Message</text:span></text:p>
            </draw:text-box>
          </draw:frame>
          <draw:frame draw:style-name="gr17" draw:text-style-name="P11" draw:layer="layout" svg:width="5.08cm" svg:height="0.683cm" draw:transform="rotate (1.5707963267949) translate (8.907cm 8.382cm)">
            <draw:text-box>
              <text:p><text:span text:style-name="T6">Retransmission Message</text:span></text:p>
            </draw:text-box>
          </draw:frame>
        </draw:g>
        <draw:frame draw:style-name="gr15" draw:text-style-name="P8" draw:layer="layout" svg:width="10.668cm" svg:height="0.656cm" svg:x="16.764cm" svg:y="3.048cm">
          <draw:text-box>
            <text:p><text:span text:style-name="T5">Sender : rpi, jetson</text:span></text:p>
          </draw:text-box>
        </draw:frame>
        <presentation:notes draw:style-name="dp2">
          <draw:page-thumbnail draw:style-name="gr7"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draw:style-name="gr21" draw:text-style-name="P14" draw:layer="layout" svg:width="11.938cm" svg:height="1.724cm" svg:x="1.524cm" svg:y="0.816cm">
          <draw:text-box>
            <text:p><text:span text:style-name="T7">Sender workflow</text:span></text:p>
          </draw:text-box>
        </draw:frame>
        <draw:frame draw:style-name="gr22" draw:text-style-name="P11" draw:layer="layout" svg:width="12.518cm" svg:height="7.361cm" svg:x="1.524cm" svg:y="3.302cm">
          <draw:text-box>
            <text:list text:style-name="L3">
              <text:list-item>
                <text:p text:style-name="P15">If valid message obj</text:p>
                <text:list>
                  <text:list-item>
                    <text:p text:style-name="P15">Initialize message (header data)</text:p>
                  </text:list-item>
                  <text:list-item>
                    <text:p text:style-name="P15">Send header message</text:p>
                  </text:list-item>
                  <text:list-item>
                    <text:p text:style-name="P15">Send data message</text:p>
                  </text:list-item>
                  <text:list-item>
                    <text:p text:style-name="P15">Receive response</text:p>
                  </text:list-item>
                  <text:list-item>
                    <text:p text:style-name="P15">If response is retransmission message</text:p>
                    <text:list>
                      <text:list-item>
                        <text:p text:style-name="P15">Retransmit header message</text:p>
                      </text:list-item>
                      <text:list-item>
                        <text:p text:style-name="P15">Retransmit data message</text:p>
                      </text:list-item>
                    </text:list>
                  </text:list-item>
                  <text:list-item>
                    <text:p text:style-name="P15">If response is confirmation message</text:p>
                    <text:list>
                      <text:list-item>
                        <text:p text:style-name="P15">Set transmission status to success</text:p>
                      </text:list-item>
                    </text:list>
                  </text:list-item>
                </text:list>
              </text:list-item>
            </text:list>
          </draw:text-box>
        </draw:frame>
        <draw:g>
          <draw:frame draw:style-name="gr23" draw:text-style-name="P17" xml:id="id3" draw:id="id3" draw:layer="layout" svg:width="6.388cm" svg:height="0.806cm" svg:x="20.282cm" svg:y="1.282cm">
            <draw:text-box>
              <text:p text:style-name="P16"><text:span text:style-name="T1">Receive header message</text:span></text:p>
            </draw:text-box>
          </draw:frame>
          <draw:frame draw:style-name="gr24" draw:text-style-name="P17" xml:id="id4" draw:id="id4" draw:layer="layout" svg:width="6.388cm" svg:height="1.361cm" svg:x="20.282cm" svg:y="2.596cm">
            <draw:text-box>
              <text:p text:style-name="P16"><text:span text:style-name="T1">Extract header information</text:span></text:p>
            </draw:text-box>
          </draw:frame>
          <draw:connector draw:style-name="gr19" draw:text-style-name="P12" draw:layer="layout" draw:type="line" svg:x1="23.476cm" svg:y1="2.088cm" svg:x2="23.476cm" svg:y2="2.596cm" draw:start-shape="id3" draw:start-glue-point="2" draw:end-shape="id4" draw:end-glue-point="0" svg:d="M23476 2088v508" svg:viewBox="0 0 1 509">
            <text:p/>
          </draw:connector>
          <draw:frame draw:style-name="gr24" draw:text-style-name="P17" xml:id="id6" draw:id="id6" draw:layer="layout" svg:width="6.296cm" svg:height="1.361cm" svg:x="13.77cm" svg:y="15.504cm">
            <draw:text-box>
              <text:p text:style-name="P16"><text:span text:style-name="T1">If necessary</text:span></text:p>
              <text:p text:style-name="P16"><text:span text:style-name="T1">Delete message obj</text:span></text:p>
            </draw:text-box>
          </draw:frame>
          <draw:connector draw:style-name="gr19" draw:text-style-name="P12" draw:layer="layout" draw:type="line" svg:x1="23.476cm" svg:y1="3.957cm" svg:x2="23.495cm" svg:y2="4.721cm" draw:start-shape="id4" draw:start-glue-point="2" draw:end-shape="id5" draw:end-glue-point="4" svg:d="M23476 3957l19 764" svg:viewBox="0 0 20 765">
            <text:p/>
          </draw:connector>
          <draw:frame draw:style-name="gr25" draw:text-style-name="P18" draw:layer="layout" svg:width="0.8cm" svg:height="0.645cm" svg:x="23.822cm" svg:y="6.704cm">
            <draw:text-box>
              <text:p text:style-name="P16"><text:span text:style-name="T2">Y</text:span></text:p>
            </draw:text-box>
          </draw:frame>
          <draw:connector draw:style-name="gr20" draw:text-style-name="P12" draw:layer="layout" draw:type="lines" draw:line-skew="-3.055cm" svg:x1="20.32cm" svg:y1="5.61cm" svg:x2="16.918cm" svg:y2="15.504cm" draw:start-shape="id5" draw:start-glue-point="5" draw:end-shape="id6" draw:end-glue-point="0" svg:d="M20320 5610h-3556l154 9393v501" svg:viewBox="0 0 3557 9895">
            <text:p/>
          </draw:connector>
          <draw:frame draw:style-name="gr26" draw:text-style-name="P17" xml:id="id7" draw:id="id7" draw:layer="layout" svg:width="6.35cm" svg:height="0.954cm" svg:x="20.32cm" svg:y="7.636cm">
            <draw:text-box>
              <text:p text:style-name="P16"><text:span text:style-name="T1">Initialize Message obj</text:span></text:p>
            </draw:text-box>
          </draw:frame>
          <draw:frame draw:style-name="gr27" draw:text-style-name="P17" xml:id="id8" draw:id="id8" draw:layer="layout" svg:width="6.35cm" svg:height="1.716cm" svg:x="20.32cm" svg:y="9.46cm">
            <draw:text-box>
              <text:p text:style-name="P16"><text:span text:style-name="T1">Receive Data Message</text:span></text:p>
              <text:p text:style-name="P16"><text:span text:style-name="T1">Copy into Message obj </text:span></text:p>
            </draw:text-box>
          </draw:frame>
          <draw:connector draw:style-name="gr19" draw:text-style-name="P12" draw:layer="layout" draw:type="line" svg:x1="23.495cm" svg:y1="8.59cm" svg:x2="23.495cm" svg:y2="9.46cm" draw:start-shape="id7" draw:start-glue-point="2" draw:end-shape="id8" draw:end-glue-point="0" svg:d="M23495 8590v870" svg:viewBox="0 0 1 871">
            <text:p/>
          </draw:connector>
          <draw:custom-shape draw:style-name="gr28" draw:text-style-name="P12" xml:id="id5" draw:id="id5"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7.112cm" svg:height="0.806cm" svg:x="19.812cm" svg:y="5.229cm">
            <draw:text-box>
              <text:p text:style-name="P16"><text:span text:style-name="T8">Control segments ok?</text:span></text:p>
            </draw:text-box>
          </draw:frame>
          <draw:connector draw:style-name="gr19" draw:text-style-name="P12" draw:layer="layout" draw:type="line" svg:x1="23.495cm" svg:y1="11.176cm" svg:x2="23.541cm" svg:y2="11.746cm" draw:start-shape="id8" draw:start-glue-point="2" draw:end-shape="id9" draw:end-glue-point="4" svg:d="M23495 11176l46 570" svg:viewBox="0 0 47 571">
            <text:p/>
          </draw:connector>
          <draw:connector draw:style-name="gr19" draw:text-style-name="P12" draw:layer="layout" draw:type="line" svg:x1="23.541cm" svg:y1="13.778cm" svg:x2="23.495cm" svg:y2="15.494cm" draw:start-shape="id9" draw:start-glue-point="6" draw:end-shape="id10" svg:d="M23541 13778l-46 1716" svg:viewBox="0 0 47 1717">
            <text:p/>
          </draw:connector>
          <draw:connector draw:style-name="gr19" draw:text-style-name="P12" draw:layer="layout" draw:type="line" svg:x1="20.366cm" svg:y1="12.762cm" svg:x2="16.927cm" svg:y2="12.751cm" draw:start-shape="id9" svg:d="M20366 12762l-3439-11" svg:viewBox="0 0 3440 12">
            <text:p/>
          </draw:connector>
          <draw:frame draw:style-name="gr30" draw:text-style-name="P19" draw:layer="layout" svg:width="0.8cm" svg:height="0.645cm" svg:x="19.05cm" svg:y="11.938cm">
            <draw:text-box>
              <text:p text:style-name="P16"><text:span text:style-name="T2">N</text:span></text:p>
            </draw:text-box>
          </draw:frame>
          <draw:connector draw:style-name="gr19" draw:text-style-name="P12" draw:layer="layout" draw:type="line" svg:x1="23.495cm" svg:y1="6.499cm" svg:x2="23.495cm" svg:y2="7.636cm" draw:start-shape="id5" draw:start-glue-point="6" draw:end-shape="id7" draw:end-glue-point="0" svg:d="M23495 6499v1137" svg:viewBox="0 0 1 1138">
            <text:p/>
          </draw:connector>
          <draw:custom-shape draw:style-name="gr31" draw:text-style-name="P12" xml:id="id9" draw:id="id9"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32" draw:text-style-name="P17" draw:layer="layout" svg:width="7.112cm" svg:height="1.199cm" svg:x="20.066cm" svg:y="12.21cm">
            <draw:text-box>
              <text:p text:style-name="P16"><text:span text:style-name="T8">Message complete?</text:span></text:p>
              <text:p text:style-name="P16"><text:span text:style-name="T8">ie. length correct?</text:span></text:p>
            </draw:text-box>
          </draw:frame>
          <draw:frame draw:style-name="gr30" draw:text-style-name="P19" draw:layer="layout" svg:width="0.8cm" svg:height="0.645cm" svg:x="17.272cm" svg:y="6.721cm">
            <draw:text-box>
              <text:p text:style-name="P16"><text:span text:style-name="T2">N</text:span></text:p>
            </draw:text-box>
          </draw:frame>
          <draw:frame draw:style-name="gr25" draw:text-style-name="P18" draw:layer="layout" svg:width="0.8cm" svg:height="0.645cm" svg:x="23.838cm" svg:y="14.087cm">
            <draw:text-box>
              <text:p text:style-name="P16"><text:span text:style-name="T2">Y</text:span></text:p>
            </draw:text-box>
          </draw:frame>
          <draw:frame draw:style-name="gr24" draw:text-style-name="P17" xml:id="id10" draw:id="id10" draw:layer="layout" svg:width="6.35cm" svg:height="1.361cm" svg:x="20.32cm" svg:y="15.494cm">
            <draw:text-box>
              <text:p text:style-name="P16"><text:span text:style-name="T1">‘</text:span><text:span text:style-name="T1">Message complete’</text:span></text:p>
              <text:p text:style-name="P16"><text:span text:style-name="T1">Queue message</text:span></text:p>
            </draw:text-box>
          </draw:frame>
          <draw:frame draw:style-name="gr24" draw:text-style-name="P17" xml:id="id11" draw:id="id11" draw:layer="layout" svg:width="6.35cm" svg:height="1.361cm" svg:x="20.32cm" svg:y="17.526cm">
            <draw:text-box>
              <text:p text:style-name="P16"><text:span text:style-name="T1">Send confirmation message</text:span></text:p>
            </draw:text-box>
          </draw:frame>
          <draw:connector draw:style-name="gr19" draw:text-style-name="P12" draw:layer="layout" draw:type="line" svg:x1="23.495cm" svg:y1="16.855cm" svg:x2="23.495cm" svg:y2="17.526cm" draw:start-shape="id10" draw:start-glue-point="2" draw:end-shape="id11" svg:d="M23495 16855v671" svg:viewBox="0 0 1 672">
            <text:p/>
          </draw:connector>
          <draw:frame draw:style-name="gr24" draw:text-style-name="P17" xml:id="id12" draw:id="id12" draw:layer="layout" svg:width="6.296cm" svg:height="1.361cm" svg:x="13.77cm" svg:y="17.58cm">
            <draw:text-box>
              <text:p text:style-name="P16"><text:span text:style-name="T1">Send retransmission</text:span></text:p>
              <text:p text:style-name="P16"><text:span text:style-name="T1">message</text:span></text:p>
            </draw:text-box>
          </draw:frame>
          <draw:connector draw:style-name="gr19" draw:text-style-name="P12" draw:layer="layout" draw:type="line" svg:x1="16.918cm" svg:y1="16.865cm" svg:x2="16.918cm" svg:y2="17.58cm" draw:start-shape="id6" draw:start-glue-point="2" draw:end-shape="id12" draw:end-glue-point="0" svg:d="M16918 16865v715" svg:viewBox="0 0 1 716">
            <text:p/>
          </draw:connector>
          <draw:frame draw:style-name="gr33" draw:text-style-name="P20" draw:layer="layout" svg:width="14.732cm" svg:height="19.148cm" svg:x="12.7cm" svg:y="0.918cm">
            <draw:text-box>
              <text:p text:style-name="P16"><text:span text:style-name="T9">update</text:span></text:p>
            </draw:text-box>
          </draw:frame>
        </draw:g>
        <presentation:notes draw:style-name="dp2">
          <draw:page-thumbnail draw:style-name="gr7"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frame draw:style-name="gr23" draw:text-style-name="P17" xml:id="id13" draw:id="id13" draw:layer="layout" svg:width="6.388cm" svg:height="0.806cm" svg:x="19.774cm" svg:y="1.028cm">
          <draw:text-box>
            <text:p text:style-name="P16"><text:span text:style-name="T1">Receive header </text:span><text:span text:style-name="T1">message</text:span></text:p>
          </draw:text-box>
        </draw:frame>
        <draw:frame draw:style-name="gr24" draw:text-style-name="P17" xml:id="id14" draw:id="id14" draw:layer="layout" svg:width="6.388cm" svg:height="1.361cm" svg:x="19.774cm" svg:y="2.342cm">
          <draw:text-box>
            <text:p text:style-name="P16"><text:span text:style-name="T1">Extract header </text:span><text:span text:style-name="T1">information</text:span></text:p>
          </draw:text-box>
        </draw:frame>
        <draw:connector draw:style-name="gr19" draw:text-style-name="P12" draw:layer="layout" draw:type="line" svg:x1="22.968cm" svg:y1="1.834cm" svg:x2="22.968cm" svg:y2="2.342cm" draw:start-shape="id13" draw:start-glue-point="2" draw:end-shape="id14" draw:end-glue-point="0" svg:d="M22968 1834v508" svg:viewBox="0 0 1 509">
          <text:p/>
        </draw:connector>
        <draw:frame draw:style-name="gr24" draw:text-style-name="P17" xml:id="id16" draw:id="id16" draw:layer="layout" svg:width="6.296cm" svg:height="1.361cm" svg:x="13.262cm" svg:y="15.25cm">
          <draw:text-box>
            <text:p text:style-name="P16"><text:span text:style-name="T1">If necessary</text:span></text:p>
            <text:p text:style-name="P16"><text:span text:style-name="T1">Delete message obj</text:span></text:p>
          </draw:text-box>
        </draw:frame>
        <draw:connector draw:style-name="gr19" draw:text-style-name="P12" draw:layer="layout" draw:type="line" svg:x1="22.968cm" svg:y1="3.703cm" svg:x2="22.987cm" svg:y2="4.467cm" draw:start-shape="id14" draw:start-glue-point="2" draw:end-shape="id15" draw:end-glue-point="4" svg:d="M22968 3703l19 764" svg:viewBox="0 0 20 765">
          <text:p/>
        </draw:connector>
        <draw:frame draw:style-name="gr25" draw:text-style-name="P18" draw:layer="layout" svg:width="0.8cm" svg:height="0.645cm" svg:x="23.314cm" svg:y="6.45cm">
          <draw:text-box>
            <text:p text:style-name="P16"><text:span text:style-name="T2">Y</text:span></text:p>
          </draw:text-box>
        </draw:frame>
        <draw:connector draw:style-name="gr20" draw:text-style-name="P12" draw:layer="layout" draw:type="lines" draw:line-skew="-3.055cm" svg:x1="19.812cm" svg:y1="5.356cm" svg:x2="16.41cm" svg:y2="15.25cm" draw:start-shape="id15" draw:start-glue-point="5" draw:end-shape="id16" draw:end-glue-point="0" svg:d="M19812 5356h-3556l154 9393v501" svg:viewBox="0 0 3557 9895">
          <text:p/>
        </draw:connector>
        <draw:frame draw:style-name="gr26" draw:text-style-name="P17" xml:id="id17" draw:id="id17" draw:layer="layout" svg:width="6.35cm" svg:height="0.954cm" svg:x="19.812cm" svg:y="7.382cm">
          <draw:text-box>
            <text:p text:style-name="P16"><text:span text:style-name="T1">Initialize Message obj</text:span></text:p>
          </draw:text-box>
        </draw:frame>
        <draw:frame draw:style-name="gr27" draw:text-style-name="P17" xml:id="id18" draw:id="id18" draw:layer="layout" svg:width="6.35cm" svg:height="1.716cm" svg:x="19.812cm" svg:y="9.206cm">
          <draw:text-box>
            <text:p text:style-name="P16"><text:span text:style-name="T1">Receive Data Message</text:span></text:p>
            <text:p text:style-name="P16"><text:span text:style-name="T1">Copy into Message obj </text:span></text:p>
          </draw:text-box>
        </draw:frame>
        <draw:connector draw:style-name="gr19" draw:text-style-name="P12" draw:layer="layout" draw:type="line" svg:x1="22.987cm" svg:y1="8.336cm" svg:x2="22.987cm" svg:y2="9.206cm" draw:start-shape="id17" draw:start-glue-point="2" draw:end-shape="id18" draw:end-glue-point="0" svg:d="M22987 8336v870" svg:viewBox="0 0 1 871">
          <text:p/>
        </draw:connector>
        <draw:custom-shape draw:style-name="gr28" draw:text-style-name="P12" xml:id="id15" draw:id="id15"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7.112cm" svg:height="0.806cm" svg:x="19.304cm" svg:y="4.975cm">
          <draw:text-box>
            <text:p text:style-name="P16"><text:span text:style-name="T8">Control segments ok?</text:span></text:p>
          </draw:text-box>
        </draw:frame>
        <draw:connector draw:style-name="gr19" draw:text-style-name="P12" draw:layer="layout" draw:type="line" svg:x1="22.987cm" svg:y1="10.922cm" svg:x2="23.033cm" svg:y2="11.492cm" draw:start-shape="id18" draw:start-glue-point="2" draw:end-shape="id19" draw:end-glue-point="4" svg:d="M22987 10922l46 570" svg:viewBox="0 0 47 571">
          <text:p/>
        </draw:connector>
        <draw:connector draw:style-name="gr19" draw:text-style-name="P12" draw:layer="layout" draw:type="line" svg:x1="23.033cm" svg:y1="13.524cm" svg:x2="22.987cm" svg:y2="15.24cm" draw:start-shape="id19" draw:start-glue-point="6" draw:end-shape="id20" svg:d="M23033 13524l-46 1716" svg:viewBox="0 0 47 1717">
          <text:p/>
        </draw:connector>
        <draw:connector draw:style-name="gr19" draw:text-style-name="P12" draw:layer="layout" draw:type="line" svg:x1="19.858cm" svg:y1="12.508cm" svg:x2="16.419cm" svg:y2="12.497cm" draw:start-shape="id19" svg:d="M19858 12508l-3439-11" svg:viewBox="0 0 3440 12">
          <text:p/>
        </draw:connector>
        <draw:frame draw:style-name="gr30" draw:text-style-name="P19" draw:layer="layout" svg:width="0.8cm" svg:height="0.645cm" svg:x="18.542cm" svg:y="11.684cm">
          <draw:text-box>
            <text:p text:style-name="P16"><text:span text:style-name="T2">N</text:span></text:p>
          </draw:text-box>
        </draw:frame>
        <draw:connector draw:style-name="gr19" draw:text-style-name="P12" draw:layer="layout" draw:type="line" svg:x1="22.987cm" svg:y1="6.245cm" svg:x2="22.987cm" svg:y2="7.382cm" draw:start-shape="id15" draw:start-glue-point="6" draw:end-shape="id17" draw:end-glue-point="0" svg:d="M22987 6245v1137" svg:viewBox="0 0 1 1138">
          <text:p/>
        </draw:connector>
        <draw:custom-shape draw:style-name="gr31" draw:text-style-name="P12" xml:id="id19" draw:id="id19"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32" draw:text-style-name="P17" draw:layer="layout" svg:width="7.112cm" svg:height="1.199cm" svg:x="19.558cm" svg:y="11.956cm">
          <draw:text-box>
            <text:p text:style-name="P16"><text:span text:style-name="T8">Message complete?</text:span></text:p>
            <text:p text:style-name="P16"><text:span text:style-name="T8">ie. length correct?</text:span></text:p>
          </draw:text-box>
        </draw:frame>
        <draw:frame draw:style-name="gr30" draw:text-style-name="P19" draw:layer="layout" svg:width="0.8cm" svg:height="0.645cm" svg:x="16.764cm" svg:y="6.467cm">
          <draw:text-box>
            <text:p text:style-name="P16"><text:span text:style-name="T2">N</text:span></text:p>
          </draw:text-box>
        </draw:frame>
        <draw:frame draw:style-name="gr25" draw:text-style-name="P18" draw:layer="layout" svg:width="0.8cm" svg:height="0.645cm" svg:x="23.33cm" svg:y="13.833cm">
          <draw:text-box>
            <text:p text:style-name="P16"><text:span text:style-name="T2">Y</text:span></text:p>
          </draw:text-box>
        </draw:frame>
        <draw:frame draw:style-name="gr24" draw:text-style-name="P17" xml:id="id20" draw:id="id20" draw:layer="layout" svg:width="6.35cm" svg:height="1.361cm" svg:x="19.812cm" svg:y="15.24cm">
          <draw:text-box>
            <text:p text:style-name="P16"><text:span text:style-name="T1">‘</text:span><text:span text:style-name="T1">Message complete’</text:span></text:p>
            <text:p text:style-name="P16"><text:span text:style-name="T1">Queue message</text:span></text:p>
          </draw:text-box>
        </draw:frame>
        <draw:frame draw:style-name="gr24" draw:text-style-name="P17" xml:id="id21" draw:id="id21" draw:layer="layout" svg:width="6.35cm" svg:height="1.361cm" svg:x="19.812cm" svg:y="17.272cm">
          <draw:text-box>
            <text:p text:style-name="P16"><text:span text:style-name="T1">Send confirmation message</text:span></text:p>
          </draw:text-box>
        </draw:frame>
        <draw:connector draw:style-name="gr19" draw:text-style-name="P12" draw:layer="layout" draw:type="line" svg:x1="22.987cm" svg:y1="16.601cm" svg:x2="22.987cm" svg:y2="17.272cm" draw:start-shape="id20" draw:start-glue-point="2" draw:end-shape="id21" svg:d="M22987 16601v671" svg:viewBox="0 0 1 672">
          <text:p/>
        </draw:connector>
        <draw:frame draw:style-name="gr24" draw:text-style-name="P17" xml:id="id22" draw:id="id22" draw:layer="layout" svg:width="6.296cm" svg:height="1.361cm" svg:x="13.262cm" svg:y="17.326cm">
          <draw:text-box>
            <text:p text:style-name="P16"><text:span text:style-name="T1">Send retransmission</text:span></text:p>
            <text:p text:style-name="P16"><text:span text:style-name="T1">message</text:span></text:p>
          </draw:text-box>
        </draw:frame>
        <draw:connector draw:style-name="gr19" draw:text-style-name="P12" draw:layer="layout" draw:type="line" svg:x1="16.41cm" svg:y1="16.611cm" svg:x2="16.41cm" svg:y2="17.326cm" draw:start-shape="id16" draw:start-glue-point="2" draw:end-shape="id22" draw:end-glue-point="0" svg:d="M16410 16611v715" svg:viewBox="0 0 1 716">
          <text:p/>
        </draw:connector>
        <draw:frame draw:style-name="gr21" draw:text-style-name="P14" draw:layer="layout" svg:width="11.938cm" svg:height="1.724cm" svg:x="1.524cm" svg:y="0.816cm">
          <draw:text-box>
            <text:p><text:span text:style-name="T7">Rece</text:span><text:span text:style-name="T7">iver </text:span><text:span text:style-name="T7">work</text:span><text:span text:style-name="T7">flow</text:span></text:p>
          </draw:text-box>
        </draw:frame>
        <draw:frame draw:style-name="gr34" draw:text-style-name="P11" draw:layer="layout" svg:width="10.824cm" svg:height="8.783cm" svg:x="1.524cm" svg:y="3.302cm">
          <draw:text-box>
            <text:list text:style-name="L3">
              <text:list-item>
                <text:p text:style-name="P15">Receive header message</text:p>
              </text:list-item>
              <text:list-item>
                <text:p text:style-name="P15">If valid Header message</text:p>
                <text:list>
                  <text:list-item>
                    <text:p text:style-name="P15">Initialize message obj</text:p>
                  </text:list-item>
                  <text:list-item>
                    <text:p text:style-name="P15">Receive data message</text:p>
                  </text:list-item>
                  <text:list-item>
                    <text:p text:style-name="P15">If data message valid</text:p>
                    <text:list>
                      <text:list-item>
                        <text:p text:style-name="P15">Complete message obj</text:p>
                      </text:list-item>
                      <text:list-item>
                        <text:p text:style-name="P15">Queue message obj</text:p>
                      </text:list-item>
                      <text:list-item>
                        <text:p text:style-name="P15">Send confirmation message</text:p>
                      </text:list-item>
                    </text:list>
                  </text:list-item>
                  <text:list-item>
                    <text:p text:style-name="P15">If data message not valid</text:p>
                    <text:list>
                      <text:list-item>
                        <text:p text:style-name="P15">Send retransmission message</text:p>
                      </text:list-item>
                    </text:list>
                  </text:list-item>
                </text:list>
              </text:list-item>
              <text:list-item>
                <text:p text:style-name="P15">If not valid Header message</text:p>
                <text:list>
                  <text:list-item>
                    <text:p text:style-name="P15">Send retransmission message</text:p>
                  </text:list-item>
                </text:list>
              </text:list-item>
            </text:list>
          </draw:text-box>
        </draw:frame>
        <presentation:notes draw:style-name="dp2">
          <draw:page-thumbnail draw:style-name="gr7"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3" draw:layer="layout" svg:width="25.199cm" svg:height="3.506cm" svg:x="1.4cm" svg:y="0.837cm" presentation:class="title">
          <draw:text-box>
            <text:p>Version 1.0</text:p>
          </draw:text-box>
        </draw:frame>
        <draw:frame presentation:style-name="pr4" draw:layer="layout" svg:width="25.199cm" svg:height="12.179cm" svg:x="1.4cm" svg:y="4.914cm" presentation:class="outline">
          <draw:text-box>
            <text:list text:style-name="L2">
              <text:list-item>
                <text:p>Dropped handling based on message type </text:p>
              </text:list-item>
              <text:list-item>
                <text:p>No short/long message types anymore</text:p>
              </text:list-item>
              <text:list-item>
                <text:p>All data is transferred with header/data messages</text:p>
              </text:list-item>
              <text:list-item>
                <text:p>The header and data are transferred without confirmation in between</text:p>
              </text:list-item>
              <text:list-item>
                <text:p>The confirmation happens once when the message has been completely received</text:p>
              </text:list-item>
            </text:list>
          </draw:text-box>
        </draw:frame>
        <draw:frame draw:style-name="gr35" draw:text-style-name="P21" draw:layer="layout" svg:width="2.407cm" svg:height="0.65cm" svg:x="12.9cm" svg:y="10.258cm">
          <draw:text-box>
            <text:p text:style-name="P15"><text:span text:style-name="T10">.c_str();</text:span></text:p>
          </draw:text-box>
        </draw:frame>
        <presentation:notes draw:style-name="dp2">
          <draw:page-thumbnail draw:style-name="gr7"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draw:style-name="gr16" draw:text-style-name="P11" draw:layer="layout" svg:width="8.636cm" svg:height="2.072cm" svg:x="1.524cm" svg:y="0.613cm">
          <draw:text-box>
            <text:p>Sender</text:p>
            <text:p><text:span text:style-name="T1">RPI, </text:span><text:span text:style-name="T1">Jetson</text:span></text:p>
            <text:p><text:span text:style-name="T1">Linux, little </text:span><text:span text:style-name="T1">endian, 32 </text:span><text:span text:style-name="T1">bit</text:span></text:p>
          </draw:text-box>
        </draw:frame>
        <draw:frame draw:style-name="gr16" draw:text-style-name="P11" xml:id="id23" draw:id="id23" draw:layer="layout" svg:width="8.636cm" svg:height="2.072cm" svg:x="1.524cm" svg:y="9.961cm">
          <draw:text-box>
            <text:p>Receiver</text:p>
            <text:p><text:span text:style-name="T1">PC cockpit</text:span></text:p>
            <text:p><text:span text:style-name="T1">Linux, little </text:span><text:span text:style-name="T1">endian, 64 </text:span><text:span text:style-name="T1">bit</text:span></text:p>
          </draw:text-box>
        </draw:frame>
        <draw:frame draw:style-name="gr3" draw:text-style-name="P11" draw:layer="layout" svg:width="1.778cm" svg:height="0.645cm" svg:x="0.508cm" svg:y="4.943cm">
          <draw:text-box>
            <text:p><text:span text:style-name="T2">TCP</text:span></text:p>
          </draw:text-box>
        </draw:frame>
        <draw:frame draw:style-name="gr36" draw:text-style-name="P11" draw:layer="layout" svg:width="5.334cm" svg:height="1.47cm" svg:x="20.828cm" svg:y="18.288cm">
          <draw:text-box>
            <text:p/>
          </draw:text-box>
        </draw:frame>
        <draw:frame draw:style-name="gr17" draw:text-style-name="P11" draw:layer="layout" svg:width="3.556cm" svg:height="0.683cm" draw:transform="rotate (1.5707963267949) translate (4.389cm 9.652cm)">
          <draw:text-box>
            <text:p><text:span text:style-name="T6">Header Message</text:span></text:p>
          </draw:text-box>
        </draw:frame>
        <draw:frame draw:style-name="gr18" draw:text-style-name="P11" xml:id="id24" draw:id="id24" draw:layer="layout" svg:width="8.636cm" svg:height="0.917cm" svg:x="1.524cm" svg:y="12.705cm">
          <draw:text-box>
            <text:p><text:span text:style-name="T2">Socket, listen, connect, read</text:span></text:p>
          </draw:text-box>
        </draw:frame>
        <draw:connector draw:style-name="gr19" draw:text-style-name="P12" draw:layer="layout" draw:type="line" svg:x1="5.842cm" svg:y1="12.033cm" svg:x2="5.842cm" svg:y2="12.705cm" draw:start-shape="id23" draw:start-glue-point="2" draw:end-shape="id24" draw:end-glue-point="0" svg:d="M5842 12033v672" svg:viewBox="0 0 1 673">
          <text:p/>
        </draw:connector>
        <draw:frame draw:style-name="gr9" draw:text-style-name="P6" draw:layer="layout" svg:width="5.334cm" svg:height="1.916cm" svg:x="18.034cm" svg:y="13.07cm">
          <draw:text-box>
            <text:p><text:span text:style-name="T1">tcp_server.h</text:span></text:p>
            <text:p><text:span text:style-name="T1">tcp_server.cpp</text:span></text:p>
            <text:p><text:span text:style-name="T1">Test: tcp_reader.cpp</text:span></text:p>
          </draw:text-box>
        </draw:frame>
        <draw:g>
          <draw:frame draw:style-name="gr10" draw:text-style-name="P6" draw:layer="layout" svg:width="10.668cm" svg:height="1.373cm" svg:x="16.764cm" svg:y="0.67cm">
            <draw:text-box>
              <text:p>Header Message</text:p>
              <text:p><text:span text:style-name="T4">Length = 3 + 1 + 4 + 1 + 1 + 4 + 4 + 3 = 21 bytes</text:span></text:p>
            </draw:text-box>
          </draw:frame>
          <draw:frame draw:style-name="gr11" draw:text-style-name="P7" draw:layer="layout" svg:width="10.616cm" svg:height="0.657cm" svg:x="16.764cm" svg:y="2.207cm">
            <draw:text-box>
              <text:p><text:span text:style-name="T5">Control seg:</text:span><text:span text:style-name="T5"><text:tab/></text:span><text:span text:style-name="T5">encode “con”</text:span></text:p>
            </draw:text-box>
          </draw:frame>
          <draw:frame draw:style-name="gr12" draw:text-style-name="P8" draw:layer="layout" svg:width="10.668cm" svg:height="0.776cm" svg:x="16.764cm" svg:y="3.748cm">
            <draw:text-box>
              <text:p><text:span text:style-name="T5">Time sent: local time at sender</text:span></text:p>
            </draw:text-box>
          </draw:frame>
          <draw:frame draw:style-name="gr13" draw:text-style-name="P9" draw:layer="layout" svg:width="10.668cm" svg:height="0.697cm" svg:x="16.764cm" svg:y="4.724cm">
            <draw:text-box>
              <text:p><text:span text:style-name="T5">Origin - Sender : arduino, rpi etc</text:span></text:p>
            </draw:text-box>
          </draw:frame>
          <draw:frame draw:style-name="gr13" draw:text-style-name="P9" draw:layer="layout" svg:width="10.668cm" svg:height="0.697cm" svg:x="16.764cm" svg:y="5.501cm">
            <draw:text-box>
              <text:p><text:span text:style-name="T5">Origin – Sensor : <text:s text:c="4"/>camera n, usensor n, imu, etc</text:span></text:p>
            </draw:text-box>
          </draw:frame>
          <draw:frame draw:style-name="gr13" draw:text-style-name="P9" draw:layer="layout" svg:width="10.668cm" svg:height="0.697cm" svg:x="16.764cm" svg:y="6.302cm">
            <draw:text-box>
              <text:p><text:span text:style-name="T5">Origin - time : local time at origin</text:span></text:p>
            </draw:text-box>
          </draw:frame>
          <draw:frame draw:style-name="gr14" draw:text-style-name="P10" draw:layer="layout" svg:width="10.668cm" svg:height="0.697cm" svg:x="16.764cm" svg:y="7.203cm">
            <draw:text-box>
              <text:p><text:span text:style-name="T5">Data - length</text:span></text:p>
            </draw:text-box>
          </draw:frame>
          <draw:frame draw:style-name="gr14" draw:text-style-name="P10" draw:layer="layout" svg:width="10.668cm" svg:height="0.697cm" svg:x="16.71cm" svg:y="10.916cm">
            <draw:text-box>
              <text:p><text:span text:style-name="T5">Data – raw</text:span></text:p>
            </draw:text-box>
          </draw:frame>
          <draw:frame draw:style-name="gr15" draw:text-style-name="P8" draw:layer="layout" svg:width="10.668cm" svg:height="0.656cm" svg:x="16.764cm" svg:y="3.024cm">
            <draw:text-box>
              <text:p><text:span text:style-name="T5">Sender : rpi, jetson</text:span></text:p>
            </draw:text-box>
          </draw:frame>
          <draw:frame draw:style-name="gr11" draw:text-style-name="P7" draw:layer="layout" svg:width="10.616cm" svg:height="0.657cm" svg:x="16.764cm" svg:y="8.06cm">
            <draw:text-box>
              <text:p><text:span text:style-name="T5">Control seg:</text:span><text:span text:style-name="T5"><text:tab/></text:span><text:span text:style-name="T5">encode “end”</text:span></text:p>
            </draw:text-box>
          </draw:frame>
          <draw:frame draw:style-name="gr10" draw:text-style-name="P6" draw:layer="layout" svg:width="10.668cm" svg:height="1.373cm" svg:x="16.71cm" svg:y="9.378cm">
            <draw:text-box>
              <text:p>Data Message</text:p>
              <text:p><text:span text:style-name="T4">Length in header</text:span></text:p>
            </draw:text-box>
          </draw:frame>
        </draw:g>
        <draw:connector draw:style-name="gr20" draw:text-style-name="P12" draw:layer="layout" draw:type="curve" svg:x1="4.323cm" svg:y1="2.834cm" svg:x2="2.174cm" svg:y2="9.827cm" svg:d="M4323 2834c0 5245-2149 1749-2149 6993" svg:viewBox="0 0 2150 6994">
          <text:p/>
        </draw:connector>
        <draw:connector draw:style-name="gr20" draw:text-style-name="P12" draw:layer="layout" draw:type="curve" svg:x1="4.961cm" svg:y1="2.811cm" svg:x2="2.835cm" svg:y2="9.78cm" svg:d="M4961 2811c0 5227-2126 1743-2126 6969" svg:viewBox="0 0 2127 6970">
          <text:p/>
        </draw:connector>
        <draw:connector draw:style-name="gr20" draw:text-style-name="P12" draw:layer="layout" draw:type="curve" svg:x1="6.512cm" svg:y1="9.685cm" svg:x2="7.74cm" svg:y2="2.882cm" svg:d="M6512 9685c0-5101 1228-1700 1228-6803" svg:viewBox="0 0 1229 6804">
          <text:p/>
        </draw:connector>
        <draw:frame draw:style-name="gr17" draw:text-style-name="P11" draw:layer="layout" svg:width="3.556cm" svg:height="0.683cm" draw:transform="rotate (1.5707963267949) translate (5.226cm 9.652cm)">
          <draw:text-box>
            <text:p><text:span text:style-name="T6">Data Message</text:span></text:p>
          </draw:text-box>
        </draw:frame>
        <draw:frame draw:style-name="gr17" draw:text-style-name="P11" draw:layer="layout" svg:width="5.08cm" svg:height="0.683cm" draw:transform="rotate (1.5707963267949) translate (8.091cm 8.382cm)">
          <draw:text-box>
            <text:p><text:span text:style-name="T6">Confirmation Message</text:span></text:p>
          </draw:text-box>
        </draw:frame>
        <draw:frame draw:style-name="gr17" draw:text-style-name="P11" draw:layer="layout" svg:width="5.08cm" svg:height="0.683cm" draw:transform="rotate (1.5707963267949) translate (8.907cm 8.382cm)">
          <draw:text-box>
            <text:p><text:span text:style-name="T6">Retransmission Message</text:span></text:p>
          </draw:text-box>
        </draw:frame>
        <presentation:notes draw:style-name="dp2">
          <draw:page-thumbnail draw:style-name="gr7"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draw:style-name="gr21" draw:text-style-name="P14" draw:layer="layout" svg:width="11.938cm" svg:height="1.724cm" svg:x="1.524cm" svg:y="0.816cm">
          <draw:text-box>
            <text:p><text:span text:style-name="T7">Sender workflow</text:span></text:p>
          </draw:text-box>
        </draw:frame>
        <draw:frame draw:style-name="gr22" draw:text-style-name="P11" draw:layer="layout" svg:width="12.518cm" svg:height="7.361cm" svg:x="1.524cm" svg:y="3.302cm">
          <draw:text-box>
            <text:list text:style-name="L3">
              <text:list-item>
                <text:p text:style-name="P15">If valid message obj</text:p>
                <text:list>
                  <text:list-item>
                    <text:p text:style-name="P15">Create message header</text:p>
                  </text:list-item>
                  <text:list-item>
                    <text:p text:style-name="P15">Send header message</text:p>
                  </text:list-item>
                  <text:list-item>
                    <text:p text:style-name="P15">Send data message</text:p>
                  </text:list-item>
                  <text:list-item>
                    <text:p text:style-name="P15">Receive response</text:p>
                  </text:list-item>
                  <text:list-item>
                    <text:p text:style-name="P15">If response is retransmission message</text:p>
                    <text:list>
                      <text:list-item>
                        <text:p text:style-name="P15">Retransmit header message</text:p>
                      </text:list-item>
                      <text:list-item>
                        <text:p text:style-name="P15">Retransmit data message</text:p>
                      </text:list-item>
                    </text:list>
                  </text:list-item>
                  <text:list-item>
                    <text:p text:style-name="P15">If response is confirmation message</text:p>
                    <text:list>
                      <text:list-item>
                        <text:p text:style-name="P15">Set transmission status to success</text:p>
                      </text:list-item>
                    </text:list>
                  </text:list-item>
                </text:list>
              </text:list-item>
            </text:list>
          </draw:text-box>
        </draw:frame>
        <draw:g>
          <draw:frame draw:style-name="gr23" draw:text-style-name="P17" xml:id="id25" draw:id="id25" draw:layer="layout" svg:width="6.388cm" svg:height="0.806cm" svg:x="20.282cm" svg:y="1.282cm">
            <draw:text-box>
              <text:p text:style-name="P16"><text:span text:style-name="T1">Receive header message</text:span></text:p>
            </draw:text-box>
          </draw:frame>
          <draw:frame draw:style-name="gr24" draw:text-style-name="P17" xml:id="id26" draw:id="id26" draw:layer="layout" svg:width="6.388cm" svg:height="1.361cm" svg:x="20.282cm" svg:y="2.596cm">
            <draw:text-box>
              <text:p text:style-name="P16"><text:span text:style-name="T1">Extract header information</text:span></text:p>
            </draw:text-box>
          </draw:frame>
          <draw:connector draw:style-name="gr19" draw:text-style-name="P12" draw:layer="layout" draw:type="line" svg:x1="23.476cm" svg:y1="2.088cm" svg:x2="23.476cm" svg:y2="2.596cm" draw:start-shape="id25" draw:start-glue-point="2" draw:end-shape="id26" draw:end-glue-point="0" svg:d="M23476 2088v508" svg:viewBox="0 0 1 509">
            <text:p/>
          </draw:connector>
          <draw:frame draw:style-name="gr24" draw:text-style-name="P17" xml:id="id28" draw:id="id28" draw:layer="layout" svg:width="6.296cm" svg:height="1.361cm" svg:x="13.77cm" svg:y="15.504cm">
            <draw:text-box>
              <text:p text:style-name="P16"><text:span text:style-name="T1">If necessary</text:span></text:p>
              <text:p text:style-name="P16"><text:span text:style-name="T1">Delete message obj</text:span></text:p>
            </draw:text-box>
          </draw:frame>
          <draw:connector draw:style-name="gr19" draw:text-style-name="P12" draw:layer="layout" draw:type="line" svg:x1="23.476cm" svg:y1="3.957cm" svg:x2="23.495cm" svg:y2="4.721cm" draw:start-shape="id26" draw:start-glue-point="2" draw:end-shape="id27" draw:end-glue-point="4" svg:d="M23476 3957l19 764" svg:viewBox="0 0 20 765">
            <text:p/>
          </draw:connector>
          <draw:frame draw:style-name="gr25" draw:text-style-name="P18" draw:layer="layout" svg:width="0.8cm" svg:height="0.645cm" svg:x="23.822cm" svg:y="6.704cm">
            <draw:text-box>
              <text:p text:style-name="P16"><text:span text:style-name="T2">Y</text:span></text:p>
            </draw:text-box>
          </draw:frame>
          <draw:connector draw:style-name="gr20" draw:text-style-name="P12" draw:layer="layout" draw:type="lines" draw:line-skew="-3.055cm" svg:x1="20.32cm" svg:y1="5.61cm" svg:x2="16.918cm" svg:y2="15.504cm" draw:start-shape="id27" draw:start-glue-point="5" draw:end-shape="id28" draw:end-glue-point="0" svg:d="M20320 5610h-3556l154 9393v501" svg:viewBox="0 0 3557 9895">
            <text:p/>
          </draw:connector>
          <draw:frame draw:style-name="gr26" draw:text-style-name="P17" xml:id="id29" draw:id="id29" draw:layer="layout" svg:width="6.35cm" svg:height="0.954cm" svg:x="20.32cm" svg:y="7.636cm">
            <draw:text-box>
              <text:p text:style-name="P16"><text:span text:style-name="T1">Initialize Message obj</text:span></text:p>
            </draw:text-box>
          </draw:frame>
          <draw:frame draw:style-name="gr27" draw:text-style-name="P17" xml:id="id30" draw:id="id30" draw:layer="layout" svg:width="6.35cm" svg:height="1.716cm" svg:x="20.32cm" svg:y="9.46cm">
            <draw:text-box>
              <text:p text:style-name="P16"><text:span text:style-name="T1">Receive Data Message</text:span></text:p>
              <text:p text:style-name="P16"><text:span text:style-name="T1">Copy into Message obj </text:span></text:p>
            </draw:text-box>
          </draw:frame>
          <draw:connector draw:style-name="gr19" draw:text-style-name="P12" draw:layer="layout" draw:type="line" svg:x1="23.495cm" svg:y1="8.59cm" svg:x2="23.495cm" svg:y2="9.46cm" draw:start-shape="id29" draw:start-glue-point="2" draw:end-shape="id30" draw:end-glue-point="0" svg:d="M23495 8590v870" svg:viewBox="0 0 1 871">
            <text:p/>
          </draw:connector>
          <draw:custom-shape draw:style-name="gr28" draw:text-style-name="P12" xml:id="id27" draw:id="id27"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7.112cm" svg:height="0.806cm" svg:x="19.812cm" svg:y="5.229cm">
            <draw:text-box>
              <text:p text:style-name="P16"><text:span text:style-name="T8">Control segments ok?</text:span></text:p>
            </draw:text-box>
          </draw:frame>
          <draw:connector draw:style-name="gr19" draw:text-style-name="P12" draw:layer="layout" draw:type="line" svg:x1="23.495cm" svg:y1="11.176cm" svg:x2="23.541cm" svg:y2="11.746cm" draw:start-shape="id30" draw:start-glue-point="2" draw:end-shape="id31" draw:end-glue-point="4" svg:d="M23495 11176l46 570" svg:viewBox="0 0 47 571">
            <text:p/>
          </draw:connector>
          <draw:connector draw:style-name="gr19" draw:text-style-name="P12" draw:layer="layout" draw:type="line" svg:x1="23.541cm" svg:y1="13.778cm" svg:x2="23.495cm" svg:y2="15.494cm" draw:start-shape="id31" draw:start-glue-point="6" draw:end-shape="id32" svg:d="M23541 13778l-46 1716" svg:viewBox="0 0 47 1717">
            <text:p/>
          </draw:connector>
          <draw:connector draw:style-name="gr19" draw:text-style-name="P12" draw:layer="layout" draw:type="line" svg:x1="20.366cm" svg:y1="12.762cm" svg:x2="16.927cm" svg:y2="12.751cm" draw:start-shape="id31" svg:d="M20366 12762l-3439-11" svg:viewBox="0 0 3440 12">
            <text:p/>
          </draw:connector>
          <draw:frame draw:style-name="gr30" draw:text-style-name="P19" draw:layer="layout" svg:width="0.8cm" svg:height="0.645cm" svg:x="19.05cm" svg:y="11.938cm">
            <draw:text-box>
              <text:p text:style-name="P16"><text:span text:style-name="T2">N</text:span></text:p>
            </draw:text-box>
          </draw:frame>
          <draw:connector draw:style-name="gr19" draw:text-style-name="P12" draw:layer="layout" draw:type="line" svg:x1="23.495cm" svg:y1="6.499cm" svg:x2="23.495cm" svg:y2="7.636cm" draw:start-shape="id27" draw:start-glue-point="6" draw:end-shape="id29" draw:end-glue-point="0" svg:d="M23495 6499v1137" svg:viewBox="0 0 1 1138">
            <text:p/>
          </draw:connector>
          <draw:custom-shape draw:style-name="gr31" draw:text-style-name="P12" xml:id="id31" draw:id="id31"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32" draw:text-style-name="P17" draw:layer="layout" svg:width="7.112cm" svg:height="1.199cm" svg:x="20.066cm" svg:y="12.21cm">
            <draw:text-box>
              <text:p text:style-name="P16"><text:span text:style-name="T8">Message complete?</text:span></text:p>
              <text:p text:style-name="P16"><text:span text:style-name="T8">ie. length correct?</text:span></text:p>
            </draw:text-box>
          </draw:frame>
          <draw:frame draw:style-name="gr30" draw:text-style-name="P19" draw:layer="layout" svg:width="0.8cm" svg:height="0.645cm" svg:x="17.272cm" svg:y="6.721cm">
            <draw:text-box>
              <text:p text:style-name="P16"><text:span text:style-name="T2">N</text:span></text:p>
            </draw:text-box>
          </draw:frame>
          <draw:frame draw:style-name="gr25" draw:text-style-name="P18" draw:layer="layout" svg:width="0.8cm" svg:height="0.645cm" svg:x="23.838cm" svg:y="14.087cm">
            <draw:text-box>
              <text:p text:style-name="P16"><text:span text:style-name="T2">Y</text:span></text:p>
            </draw:text-box>
          </draw:frame>
          <draw:frame draw:style-name="gr24" draw:text-style-name="P17" xml:id="id32" draw:id="id32" draw:layer="layout" svg:width="6.35cm" svg:height="1.361cm" svg:x="20.32cm" svg:y="15.494cm">
            <draw:text-box>
              <text:p text:style-name="P16"><text:span text:style-name="T1">‘</text:span><text:span text:style-name="T1">Message complete’</text:span></text:p>
              <text:p text:style-name="P16"><text:span text:style-name="T1">Queue message</text:span></text:p>
            </draw:text-box>
          </draw:frame>
          <draw:frame draw:style-name="gr24" draw:text-style-name="P17" xml:id="id33" draw:id="id33" draw:layer="layout" svg:width="6.35cm" svg:height="1.361cm" svg:x="20.32cm" svg:y="17.526cm">
            <draw:text-box>
              <text:p text:style-name="P16"><text:span text:style-name="T1">Send confirmation message</text:span></text:p>
            </draw:text-box>
          </draw:frame>
          <draw:connector draw:style-name="gr19" draw:text-style-name="P12" draw:layer="layout" draw:type="line" svg:x1="23.495cm" svg:y1="16.855cm" svg:x2="23.495cm" svg:y2="17.526cm" draw:start-shape="id32" draw:start-glue-point="2" draw:end-shape="id33" svg:d="M23495 16855v671" svg:viewBox="0 0 1 672">
            <text:p/>
          </draw:connector>
          <draw:frame draw:style-name="gr24" draw:text-style-name="P17" xml:id="id34" draw:id="id34" draw:layer="layout" svg:width="6.296cm" svg:height="1.361cm" svg:x="13.77cm" svg:y="17.58cm">
            <draw:text-box>
              <text:p text:style-name="P16"><text:span text:style-name="T1">Send retransmission</text:span></text:p>
              <text:p text:style-name="P16"><text:span text:style-name="T1">message</text:span></text:p>
            </draw:text-box>
          </draw:frame>
          <draw:connector draw:style-name="gr19" draw:text-style-name="P12" draw:layer="layout" draw:type="line" svg:x1="16.918cm" svg:y1="16.865cm" svg:x2="16.918cm" svg:y2="17.58cm" draw:start-shape="id28" draw:start-glue-point="2" draw:end-shape="id34" draw:end-glue-point="0" svg:d="M16918 16865v715" svg:viewBox="0 0 1 716">
            <text:p/>
          </draw:connector>
          <draw:frame draw:style-name="gr33" draw:text-style-name="P20" draw:layer="layout" svg:width="14.732cm" svg:height="19.148cm" svg:x="12.7cm" svg:y="0.918cm">
            <draw:text-box>
              <text:p text:style-name="P16"><text:span text:style-name="T9">update</text:span></text:p>
            </draw:text-box>
          </draw:frame>
        </draw:g>
        <presentation:notes draw:style-name="dp2">
          <draw:page-thumbnail draw:style-name="gr7"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frame draw:style-name="gr23" draw:text-style-name="P17" xml:id="id35" draw:id="id35" draw:layer="layout" svg:width="6.388cm" svg:height="0.806cm" svg:x="19.774cm" svg:y="1.028cm">
          <draw:text-box>
            <text:p text:style-name="P16"><text:span text:style-name="T1">Receive header message</text:span></text:p>
          </draw:text-box>
        </draw:frame>
        <draw:frame draw:style-name="gr24" draw:text-style-name="P17" xml:id="id36" draw:id="id36" draw:layer="layout" svg:width="6.388cm" svg:height="1.361cm" svg:x="19.774cm" svg:y="2.342cm">
          <draw:text-box>
            <text:p text:style-name="P16"><text:span text:style-name="T1">Extract header information</text:span></text:p>
          </draw:text-box>
        </draw:frame>
        <draw:connector draw:style-name="gr19" draw:text-style-name="P12" draw:layer="layout" draw:type="line" svg:x1="22.968cm" svg:y1="1.834cm" svg:x2="22.968cm" svg:y2="2.342cm" draw:start-shape="id35" draw:start-glue-point="2" draw:end-shape="id36" draw:end-glue-point="0" svg:d="M22968 1834v508" svg:viewBox="0 0 1 509">
          <text:p/>
        </draw:connector>
        <draw:frame draw:style-name="gr24" draw:text-style-name="P17" xml:id="id38" draw:id="id38" draw:layer="layout" svg:width="6.296cm" svg:height="1.361cm" svg:x="13.262cm" svg:y="15.25cm">
          <draw:text-box>
            <text:p text:style-name="P16"><text:span text:style-name="T1">If necessary</text:span></text:p>
            <text:p text:style-name="P16"><text:span text:style-name="T1">Delete message obj</text:span></text:p>
          </draw:text-box>
        </draw:frame>
        <draw:connector draw:style-name="gr19" draw:text-style-name="P12" draw:layer="layout" draw:type="line" svg:x1="22.968cm" svg:y1="3.703cm" svg:x2="22.987cm" svg:y2="4.467cm" draw:start-shape="id36" draw:start-glue-point="2" draw:end-shape="id37" draw:end-glue-point="4" svg:d="M22968 3703l19 764" svg:viewBox="0 0 20 765">
          <text:p/>
        </draw:connector>
        <draw:frame draw:style-name="gr25" draw:text-style-name="P18" draw:layer="layout" svg:width="0.8cm" svg:height="0.645cm" svg:x="23.314cm" svg:y="6.45cm">
          <draw:text-box>
            <text:p text:style-name="P16"><text:span text:style-name="T2">Y</text:span></text:p>
          </draw:text-box>
        </draw:frame>
        <draw:connector draw:style-name="gr20" draw:text-style-name="P12" draw:layer="layout" draw:type="lines" draw:line-skew="-3.055cm" svg:x1="19.812cm" svg:y1="5.356cm" svg:x2="16.41cm" svg:y2="15.25cm" draw:start-shape="id37" draw:start-glue-point="5" draw:end-shape="id38" draw:end-glue-point="0" svg:d="M19812 5356h-3556l154 9393v501" svg:viewBox="0 0 3557 9895">
          <text:p/>
        </draw:connector>
        <draw:frame draw:style-name="gr26" draw:text-style-name="P17" xml:id="id39" draw:id="id39" draw:layer="layout" svg:width="6.35cm" svg:height="0.954cm" svg:x="19.812cm" svg:y="7.382cm">
          <draw:text-box>
            <text:p text:style-name="P16"><text:span text:style-name="T1">Initialize Message obj</text:span></text:p>
          </draw:text-box>
        </draw:frame>
        <draw:frame draw:style-name="gr27" draw:text-style-name="P17" xml:id="id40" draw:id="id40" draw:layer="layout" svg:width="6.35cm" svg:height="1.716cm" svg:x="19.812cm" svg:y="9.206cm">
          <draw:text-box>
            <text:p text:style-name="P16"><text:span text:style-name="T1">Receive Data Message</text:span></text:p>
            <text:p text:style-name="P16"><text:span text:style-name="T1">Copy into Message obj </text:span></text:p>
          </draw:text-box>
        </draw:frame>
        <draw:connector draw:style-name="gr19" draw:text-style-name="P12" draw:layer="layout" draw:type="line" svg:x1="22.987cm" svg:y1="8.336cm" svg:x2="22.987cm" svg:y2="9.206cm" draw:start-shape="id39" draw:start-glue-point="2" draw:end-shape="id40" draw:end-glue-point="0" svg:d="M22987 8336v870" svg:viewBox="0 0 1 871">
          <text:p/>
        </draw:connector>
        <draw:custom-shape draw:style-name="gr28" draw:text-style-name="P12" xml:id="id37" draw:id="id37"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7.112cm" svg:height="0.806cm" svg:x="19.304cm" svg:y="4.975cm">
          <draw:text-box>
            <text:p text:style-name="P16"><text:span text:style-name="T8">Control segments ok?</text:span></text:p>
          </draw:text-box>
        </draw:frame>
        <draw:connector draw:style-name="gr19" draw:text-style-name="P12" draw:layer="layout" draw:type="line" svg:x1="22.987cm" svg:y1="10.922cm" svg:x2="23.033cm" svg:y2="11.492cm" draw:start-shape="id40" draw:start-glue-point="2" draw:end-shape="id41" draw:end-glue-point="4" svg:d="M22987 10922l46 570" svg:viewBox="0 0 47 571">
          <text:p/>
        </draw:connector>
        <draw:connector draw:style-name="gr19" draw:text-style-name="P12" draw:layer="layout" draw:type="line" svg:x1="23.033cm" svg:y1="13.524cm" svg:x2="22.987cm" svg:y2="15.24cm" draw:start-shape="id41" draw:start-glue-point="6" draw:end-shape="id42" svg:d="M23033 13524l-46 1716" svg:viewBox="0 0 47 1717">
          <text:p/>
        </draw:connector>
        <draw:connector draw:style-name="gr19" draw:text-style-name="P12" draw:layer="layout" draw:type="line" svg:x1="19.858cm" svg:y1="12.508cm" svg:x2="16.419cm" svg:y2="12.497cm" draw:start-shape="id41" svg:d="M19858 12508l-3439-11" svg:viewBox="0 0 3440 12">
          <text:p/>
        </draw:connector>
        <draw:frame draw:style-name="gr30" draw:text-style-name="P19" draw:layer="layout" svg:width="0.8cm" svg:height="0.645cm" svg:x="18.542cm" svg:y="11.684cm">
          <draw:text-box>
            <text:p text:style-name="P16"><text:span text:style-name="T2">N</text:span></text:p>
          </draw:text-box>
        </draw:frame>
        <draw:connector draw:style-name="gr19" draw:text-style-name="P12" draw:layer="layout" draw:type="line" svg:x1="22.987cm" svg:y1="6.245cm" svg:x2="22.987cm" svg:y2="7.382cm" draw:start-shape="id37" draw:start-glue-point="6" draw:end-shape="id39" draw:end-glue-point="0" svg:d="M22987 6245v1137" svg:viewBox="0 0 1 1138">
          <text:p/>
        </draw:connector>
        <draw:custom-shape draw:style-name="gr31" draw:text-style-name="P12" xml:id="id41" draw:id="id41"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32" draw:text-style-name="P17" draw:layer="layout" svg:width="7.112cm" svg:height="1.199cm" svg:x="19.558cm" svg:y="11.956cm">
          <draw:text-box>
            <text:p text:style-name="P16"><text:span text:style-name="T8">Message complete?</text:span></text:p>
            <text:p text:style-name="P16"><text:span text:style-name="T8">ie. length correct?</text:span></text:p>
          </draw:text-box>
        </draw:frame>
        <draw:frame draw:style-name="gr30" draw:text-style-name="P19" draw:layer="layout" svg:width="0.8cm" svg:height="0.645cm" svg:x="16.764cm" svg:y="6.467cm">
          <draw:text-box>
            <text:p text:style-name="P16"><text:span text:style-name="T2">N</text:span></text:p>
          </draw:text-box>
        </draw:frame>
        <draw:frame draw:style-name="gr25" draw:text-style-name="P18" draw:layer="layout" svg:width="0.8cm" svg:height="0.645cm" svg:x="23.33cm" svg:y="13.833cm">
          <draw:text-box>
            <text:p text:style-name="P16"><text:span text:style-name="T2">Y</text:span></text:p>
          </draw:text-box>
        </draw:frame>
        <draw:frame draw:style-name="gr24" draw:text-style-name="P17" xml:id="id42" draw:id="id42" draw:layer="layout" svg:width="6.35cm" svg:height="1.361cm" svg:x="19.812cm" svg:y="15.24cm">
          <draw:text-box>
            <text:p text:style-name="P16"><text:span text:style-name="T1">‘</text:span><text:span text:style-name="T1">Message complete’</text:span></text:p>
            <text:p text:style-name="P16"><text:span text:style-name="T1">Queue message</text:span></text:p>
          </draw:text-box>
        </draw:frame>
        <draw:frame draw:style-name="gr24" draw:text-style-name="P17" xml:id="id43" draw:id="id43" draw:layer="layout" svg:width="6.35cm" svg:height="1.361cm" svg:x="19.812cm" svg:y="17.272cm">
          <draw:text-box>
            <text:p text:style-name="P16"><text:span text:style-name="T1">Send confirmation </text:span><text:span text:style-name="T1">message</text:span></text:p>
          </draw:text-box>
        </draw:frame>
        <draw:connector draw:style-name="gr19" draw:text-style-name="P12" draw:layer="layout" draw:type="line" svg:x1="22.987cm" svg:y1="16.601cm" svg:x2="22.987cm" svg:y2="17.272cm" draw:start-shape="id42" draw:start-glue-point="2" draw:end-shape="id43" svg:d="M22987 16601v671" svg:viewBox="0 0 1 672">
          <text:p/>
        </draw:connector>
        <draw:frame draw:style-name="gr24" draw:text-style-name="P17" xml:id="id44" draw:id="id44" draw:layer="layout" svg:width="6.296cm" svg:height="1.361cm" svg:x="13.262cm" svg:y="17.326cm">
          <draw:text-box>
            <text:p text:style-name="P16"><text:span text:style-name="T1">Send retransmission</text:span></text:p>
            <text:p text:style-name="P16"><text:span text:style-name="T1">message</text:span></text:p>
          </draw:text-box>
        </draw:frame>
        <draw:connector draw:style-name="gr19" draw:text-style-name="P12" draw:layer="layout" draw:type="line" svg:x1="16.41cm" svg:y1="16.611cm" svg:x2="16.41cm" svg:y2="17.326cm" draw:start-shape="id38" draw:start-glue-point="2" draw:end-shape="id44" draw:end-glue-point="0" svg:d="M16410 16611v715" svg:viewBox="0 0 1 716">
          <text:p/>
        </draw:connector>
        <draw:frame draw:style-name="gr21" draw:text-style-name="P14" draw:layer="layout" svg:width="11.938cm" svg:height="1.724cm" svg:x="1.524cm" svg:y="0.816cm">
          <draw:text-box>
            <text:p><text:span text:style-name="T7">Receiver workflow</text:span></text:p>
          </draw:text-box>
        </draw:frame>
        <draw:frame draw:style-name="gr34" draw:text-style-name="P11" draw:layer="layout" svg:width="10.824cm" svg:height="8.783cm" svg:x="1.524cm" svg:y="3.302cm">
          <draw:text-box>
            <text:list text:style-name="L3">
              <text:list-item>
                <text:p text:style-name="P15">Receive header message</text:p>
              </text:list-item>
              <text:list-item>
                <text:p text:style-name="P15">If valid Header message</text:p>
                <text:list>
                  <text:list-item>
                    <text:p text:style-name="P15">Initialize message obj</text:p>
                  </text:list-item>
                  <text:list-item>
                    <text:p text:style-name="P15">Receive data message</text:p>
                  </text:list-item>
                  <text:list-item>
                    <text:p text:style-name="P15">If data message valid</text:p>
                    <text:list>
                      <text:list-item>
                        <text:p text:style-name="P15">Complete message obj</text:p>
                      </text:list-item>
                      <text:list-item>
                        <text:p text:style-name="P15">Queue message obj</text:p>
                      </text:list-item>
                      <text:list-item>
                        <text:p text:style-name="P15">Send confirmation message</text:p>
                      </text:list-item>
                    </text:list>
                  </text:list-item>
                  <text:list-item>
                    <text:p text:style-name="P15">If data message not valid</text:p>
                    <text:list>
                      <text:list-item>
                        <text:p text:style-name="P15">Send retransmission message</text:p>
                      </text:list-item>
                    </text:list>
                  </text:list-item>
                </text:list>
              </text:list-item>
              <text:list-item>
                <text:p text:style-name="P15">If not valid Header message</text:p>
                <text:list>
                  <text:list-item>
                    <text:p text:style-name="P15">Send retransmission message</text:p>
                  </text:list-item>
                </text:list>
              </text:list-item>
            </text:list>
          </draw:text-box>
        </draw:frame>
        <presentation:notes draw:style-name="dp2">
          <draw:page-thumbnail draw:style-name="gr7"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3" draw:layer="layout" svg:width="25.199cm" svg:height="3.506cm" svg:x="1.4cm" svg:y="0.837cm" presentation:class="title">
          <draw:text-box>
            <text:p>Version 0.1</text:p>
          </draw:text-box>
        </draw:frame>
        <draw:frame presentation:style-name="pr4" draw:layer="layout" svg:width="25.199cm" svg:height="12.179cm" svg:x="1.4cm" svg:y="4.914cm" presentation:class="outline">
          <draw:text-box>
            <text:list text:style-name="L2">
              <text:list-item>
                <text:p>Prototyping</text:p>
              </text:list-item>
              <text:list-item>
                <text:p>Simple message exchange based on …</text:p>
              </text:list-item>
            </text:list>
          </draw:text-box>
        </draw:frame>
        <presentation:notes draw:style-name="dp2">
          <draw:page-thumbnail draw:style-name="gr7"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draw:style-name="gr37" draw:text-style-name="P11" draw:layer="layout" svg:width="5.334cm" svg:height="1.673cm" svg:x="1.524cm" svg:y="0.613cm">
          <draw:text-box>
            <text:p>Create message at sender</text:p>
          </draw:text-box>
        </draw:frame>
        <draw:frame draw:style-name="gr37" draw:text-style-name="P11" xml:id="id56" draw:id="id56" draw:layer="layout" svg:width="5.334cm" svg:height="1.673cm" svg:x="1.524cm" svg:y="3.661cm">
          <draw:text-box>
            <text:p>Connection at Receiver</text:p>
          </draw:text-box>
        </draw:frame>
        <draw:custom-shape draw:style-name="gr38" draw:text-style-name="P16" draw:layer="layout" svg:width="0.508cm" svg:height="1.016cm" svg:x="3.81cm" svg:y="2.5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3" draw:text-style-name="P11" draw:layer="layout" svg:width="1.778cm" svg:height="0.645cm" svg:x="4.572cm" svg:y="2.54cm">
          <draw:text-box>
            <text:p><text:span text:style-name="T2">TCP</text:span></text:p>
          </draw:text-box>
        </draw:frame>
        <draw:g>
          <draw:frame draw:style-name="gr39" draw:text-style-name="P11" draw:layer="layout" svg:width="11.176cm" svg:height="4.064cm" svg:x="1.178cm" svg:y="7.582cm">
            <draw:text-box>
              <text:p>Message Header (buffer, length)</text:p>
            </draw:text-box>
          </draw:frame>
          <draw:frame draw:style-name="gr40" draw:text-style-name="P22" draw:layer="layout" svg:width="2.794cm" svg:height="0.657cm" draw:transform="rotate (1.5707963267949) translate (1.224cm 11.684cm)">
            <draw:text-box>
              <text:p><text:span text:style-name="T5">Control seg</text:span></text:p>
            </draw:text-box>
          </draw:frame>
          <draw:frame draw:style-name="gr40" draw:text-style-name="P22" draw:layer="layout" svg:width="2.794cm" svg:height="0.657cm" draw:transform="rotate (1.5707963267949) translate (2.558cm 11.684cm)">
            <draw:text-box>
              <text:p><text:span text:style-name="T5">Time sent</text:span></text:p>
            </draw:text-box>
          </draw:frame>
          <draw:frame draw:style-name="gr40" draw:text-style-name="P22" draw:layer="layout" svg:width="2.794cm" svg:height="0.657cm" draw:transform="rotate (1.5707963267949) translate (3.199cm 11.684cm)">
            <draw:text-box>
              <text:p><text:span text:style-name="T5">Data type</text:span></text:p>
            </draw:text-box>
          </draw:frame>
          <draw:frame draw:style-name="gr40" draw:text-style-name="P22" draw:layer="layout" svg:width="2.794cm" svg:height="0.657cm" draw:transform="rotate (1.5707963267949) translate (3.9cm 11.684cm)">
            <draw:text-box>
              <text:p><text:span text:style-name="T5">Origin</text:span></text:p>
            </draw:text-box>
          </draw:frame>
          <draw:frame draw:style-name="gr40" draw:text-style-name="P22" draw:layer="layout" svg:width="2.794cm" svg:height="0.657cm" draw:transform="rotate (1.5707963267949) translate (4.601cm 11.684cm)">
            <draw:text-box>
              <text:p><text:span text:style-name="T5">Origin time</text:span></text:p>
            </draw:text-box>
          </draw:frame>
          <draw:frame draw:style-name="gr40" draw:text-style-name="P22" draw:layer="layout" svg:width="2.794cm" svg:height="0.657cm" draw:transform="rotate (1.5707963267949) translate (1.925cm 11.684cm)">
            <draw:text-box>
              <text:p><text:span text:style-name="T5">Message typ</text:span></text:p>
            </draw:text-box>
          </draw:frame>
          <draw:frame draw:style-name="gr40" draw:text-style-name="P22" draw:layer="layout" svg:width="2.794cm" svg:height="0.657cm" draw:transform="rotate (1.5707963267949) translate (5.302cm 11.684cm)">
            <draw:text-box>
              <text:p><text:span text:style-name="T5">Data length</text:span></text:p>
            </draw:text-box>
          </draw:frame>
          <draw:frame draw:style-name="gr41" draw:text-style-name="P22" draw:layer="layout" svg:width="6.441cm" svg:height="2.794cm" svg:x="5.959cm" svg:y="8.89cm">
            <draw:text-box>
              <text:p><text:span text:style-name="T5">Short message type : Data</text:span></text:p>
              <text:p><text:span text:style-name="T5"/></text:p>
              <text:p><text:span text:style-name="T5">Long message type: length = 0</text:span></text:p>
            </draw:text-box>
          </draw:frame>
        </draw:g>
        <draw:frame draw:style-name="gr23" draw:text-style-name="P17" xml:id="id45" draw:id="id45" draw:layer="layout" svg:width="5.588cm" svg:height="0.806cm" svg:x="19.774cm" svg:y="1.028cm">
          <draw:text-box>
            <text:p text:style-name="P16"><text:span text:style-name="T1">Extract header </text:span></text:p>
          </draw:text-box>
        </draw:frame>
        <draw:g>
          <draw:frame draw:style-name="gr40" draw:text-style-name="P22" draw:layer="layout" svg:width="10.616cm" svg:height="0.657cm" svg:x="1.322cm" svg:y="12.486cm">
            <draw:text-box>
              <text:p><text:span text:style-name="T5">Control seg:</text:span><text:span text:style-name="T5"><text:tab/></text:span><text:span text:style-name="T5">encode “con”</text:span></text:p>
            </draw:text-box>
          </draw:frame>
          <draw:frame draw:style-name="gr42" draw:text-style-name="P22" draw:layer="layout" svg:width="10.668cm" svg:height="1.433cm" svg:x="1.27cm" svg:y="13.313cm">
            <draw:text-box>
              <text:p><text:span text:style-name="T5">Message type:</text:span></text:p>
              <text:p><text:span text:style-name="T5">short message = header contains data</text:span></text:p>
              <text:p><text:span text:style-name="T5">Long message = data is sent in following packets</text:span></text:p>
            </draw:text-box>
          </draw:frame>
          <draw:frame draw:style-name="gr43" draw:text-style-name="P22" draw:layer="layout" svg:width="10.668cm" svg:height="0.697cm" svg:x="1.27cm" svg:y="14.814cm">
            <draw:text-box>
              <text:p><text:span text:style-name="T5">Time sent: local time at sender</text:span></text:p>
            </draw:text-box>
          </draw:frame>
          <draw:frame draw:style-name="gr43" draw:text-style-name="P22" draw:layer="layout" svg:width="10.668cm" svg:height="0.697cm" svg:x="1.27cm" svg:y="15.591cm">
            <draw:text-box>
              <text:p><text:span text:style-name="T5">Data type: <text:s text:c="4"/>camera n, usensor n, imu, etc</text:span></text:p>
            </draw:text-box>
          </draw:frame>
          <draw:frame draw:style-name="gr43" draw:text-style-name="P22" draw:layer="layout" svg:width="10.668cm" svg:height="0.697cm" svg:x="1.27cm" svg:y="16.392cm">
            <draw:text-box>
              <text:p><text:span text:style-name="T5">Origin: data source :</text:span><text:span text:style-name="T5"><text:tab/></text:span><text:span text:style-name="T5">arduino, rpi etc</text:span></text:p>
            </draw:text-box>
          </draw:frame>
          <draw:frame draw:style-name="gr43" draw:text-style-name="P22" draw:layer="layout" svg:width="10.668cm" svg:height="0.697cm" svg:x="1.27cm" svg:y="17.193cm">
            <draw:text-box>
              <text:p><text:span text:style-name="T5">Origin time : local time at data source</text:span></text:p>
            </draw:text-box>
          </draw:frame>
          <draw:frame draw:style-name="gr43" draw:text-style-name="P22" draw:layer="layout" svg:width="10.668cm" svg:height="0.697cm" svg:x="1.27cm" svg:y="17.994cm">
            <draw:text-box>
              <text:p><text:span text:style-name="T5">Data length:</text:span><text:span text:style-name="T5"><text:tab/></text:span><text:span text:style-name="T5">0 for short message, <text:s text:c="2"/># of bytes for long </text:span></text:p>
            </draw:text-box>
          </draw:frame>
        </draw:g>
        <draw:frame draw:style-name="gr23" draw:text-style-name="P17" xml:id="id46" draw:id="id46" draw:layer="layout" svg:width="5.588cm" svg:height="0.806cm" svg:x="19.774cm" svg:y="2.342cm">
          <draw:text-box>
            <text:p text:style-name="P16"><text:span text:style-name="T1">Confirm control seg</text:span></text:p>
          </draw:text-box>
        </draw:frame>
        <draw:connector draw:style-name="gr19" draw:text-style-name="P12" draw:layer="layout" draw:type="line" svg:x1="22.568cm" svg:y1="1.834cm" svg:x2="22.568cm" svg:y2="2.342cm" draw:start-shape="id45" draw:start-glue-point="2" draw:end-shape="id46" draw:end-glue-point="0" svg:d="M22568 1834v508" svg:viewBox="0 0 1 509">
          <text:p/>
        </draw:connector>
        <draw:frame draw:style-name="gr44" draw:text-style-name="P17" xml:id="id47" draw:id="id47" draw:layer="layout" svg:width="6.296cm" svg:height="3.026cm" svg:x="15.24cm" svg:y="7.776cm">
          <draw:text-box>
            <text:p text:style-name="P16"><text:span text:style-name="T1">Determine </text:span><text:span text:style-name="T1">data length</text:span></text:p>
            <text:p text:style-name="P16"><text:span text:style-name="T1">Create </text:span><text:span text:style-name="T1">message</text:span></text:p>
            <text:p text:style-name="P16"><text:span text:style-name="T1">Enter </text:span><text:span text:style-name="T1">header </text:span><text:span text:style-name="T1">info</text:span></text:p>
            <text:p text:style-name="P16"><text:span text:style-name="T1">Reserve </text:span><text:span text:style-name="T1">message </text:span><text:span text:style-name="T1">buffer</text:span></text:p>
            <text:p text:style-name="P16"><text:span text:style-name="T1">(ptr, length)</text:span></text:p>
          </draw:text-box>
        </draw:frame>
        <draw:connector draw:style-name="gr19" draw:text-style-name="P12" draw:layer="layout" draw:type="line" svg:x1="22.568cm" svg:y1="3.148cm" svg:x2="22.568cm" svg:y2="3.666cm" draw:start-shape="id46" draw:start-glue-point="2" svg:d="M22568 3148v518" svg:viewBox="0 0 1 519">
          <text:p/>
        </draw:connector>
        <draw:g xml:id="id49" draw:id="id49">
          <draw:custom-shape draw:style-name="gr45" draw:text-style-name="P12" draw:layer="layout" svg:width="4.572cm" svg:height="1.778cm" svg:x="20.282cm" svg:y="3.6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5.588cm" svg:height="0.806cm" svg:x="19.774cm" svg:y="4.174cm">
            <draw:text-box>
              <text:p text:style-name="P16"><text:span text:style-name="T1">Message type</text:span></text:p>
            </draw:text-box>
          </draw:frame>
        </draw:g>
        <draw:connector draw:style-name="gr19" draw:text-style-name="P12" draw:layer="layout" draw:type="line" svg:x1="18.388cm" svg:y1="10.802cm" svg:x2="18.361cm" svg:y2="11.286cm" draw:start-shape="id47" draw:start-glue-point="2" draw:end-shape="id48" draw:end-glue-point="0" svg:d="M18388 10802l-27 484" svg:viewBox="0 0 28 485">
          <text:p/>
        </draw:connector>
        <draw:frame draw:style-name="gr3" draw:text-style-name="P11" draw:layer="layout" svg:width="1.27cm" svg:height="0.645cm" svg:x="19.012cm" svg:y="6.821cm">
          <draw:text-box>
            <text:p><text:span text:style-name="T2">long</text:span></text:p>
          </draw:text-box>
        </draw:frame>
        <draw:frame draw:style-name="gr3" draw:text-style-name="P11" draw:layer="layout" svg:width="1.778cm" svg:height="0.645cm" svg:x="24.092cm" svg:y="6.196cm">
          <draw:text-box>
            <text:p><text:span text:style-name="T2">short</text:span></text:p>
          </draw:text-box>
        </draw:frame>
        <draw:frame draw:style-name="gr46" draw:text-style-name="P17" xml:id="id48" draw:id="id48" draw:layer="layout" svg:width="6.35cm" svg:height="1.668cm" svg:x="15.186cm" svg:y="11.286cm">
          <draw:text-box>
            <text:p text:style-name="P16"><text:span text:style-name="T1">Read TCP buffer</text:span></text:p>
            <text:p text:style-name="P16"><text:span text:style-name="T1">Copy to message </text:span><text:span text:style-name="T1">buffer</text:span></text:p>
          </draw:text-box>
        </draw:frame>
        <draw:connector draw:style-name="gr20" draw:text-style-name="P12" draw:layer="layout" draw:type="lines" draw:line-skew="3.343cm" svg:x1="22.568cm" svg:y1="5.444cm" svg:x2="21.536cm" svg:y2="9.289cm" draw:start-shape="id49" draw:start-glue-point="2" draw:end-shape="id47" svg:d="M22568 5444v3845h-531-501" svg:viewBox="0 0 1033 3846">
          <text:p/>
        </draw:connector>
        <draw:connector draw:style-name="gr20" draw:text-style-name="P12" draw:layer="layout" draw:type="lines" draw:line-skew="0cm -0.207cm" svg:x1="22.569cm" svg:y1="5.519cm" svg:x2="23.276cm" svg:y2="8.14cm" draw:end-shape="id50" svg:d="M22569 5519l-1 2621h708" svg:viewBox="0 0 709 2622">
          <text:p/>
        </draw:connector>
        <draw:frame draw:style-name="gr47" draw:text-style-name="P17" xml:id="id50" draw:id="id50" draw:layer="layout" svg:width="4.41cm" svg:height="1.916cm" svg:x="23.276cm" svg:y="7.182cm">
          <draw:text-box>
            <text:p text:style-name="P16"><text:span text:style-name="T1">Determine</text:span></text:p>
            <text:p text:style-name="P16"><text:span text:style-name="T1">Data pos</text:span></text:p>
            <text:p text:style-name="P16"><text:span text:style-name="T1">Data length</text:span></text:p>
          </draw:text-box>
        </draw:frame>
        <draw:frame draw:style-name="gr47" draw:text-style-name="P17" xml:id="id51" draw:id="id51" draw:layer="layout" svg:width="4.572cm" svg:height="1.916cm" svg:x="23.214cm" svg:y="9.752cm">
          <draw:text-box>
            <text:p text:style-name="P16"><text:span text:style-name="T1">Create message</text:span></text:p>
            <text:p text:style-name="P16"><text:span text:style-name="T1">Enter header info</text:span></text:p>
            <text:p text:style-name="P16"><text:span text:style-name="T1">Copy data</text:span></text:p>
          </draw:text-box>
        </draw:frame>
        <draw:connector draw:style-name="gr19" draw:text-style-name="P12" draw:layer="layout" draw:type="line" svg:x1="25.481cm" svg:y1="9.098cm" svg:x2="25.5cm" svg:y2="9.752cm" draw:start-shape="id50" draw:start-glue-point="2" draw:end-shape="id51" draw:end-glue-point="0" svg:d="M25481 9098l19 654" svg:viewBox="0 0 20 655">
          <text:p/>
        </draw:connector>
        <draw:frame draw:style-name="gr48" draw:text-style-name="P17" xml:id="id52" draw:id="id52" draw:layer="layout" svg:width="5.08cm" svg:height="1.4cm" svg:x="22.606cm" svg:y="12.57cm">
          <draw:text-box>
            <text:p text:style-name="P16"><text:span text:style-name="T1">‘</text:span><text:span text:style-name="T1">Message complete’</text:span></text:p>
            <text:p text:style-name="P16"><text:span text:style-name="T1">Confirm ok</text:span></text:p>
          </draw:text-box>
        </draw:frame>
        <draw:connector draw:style-name="gr19" draw:text-style-name="P12" draw:layer="layout" draw:type="line" svg:x1="18.361cm" svg:y1="12.954cm" svg:x2="18.361cm" svg:y2="13.716cm" draw:start-shape="id48" draw:start-glue-point="2" svg:d="M18361 12954v762" svg:viewBox="0 0 1 763">
          <text:p/>
        </draw:connector>
        <draw:g>
          <draw:custom-shape draw:style-name="gr45" draw:text-style-name="P12"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5.588cm" svg:height="0.806cm" svg:x="19.774cm" svg:y="4.175cm">
            <draw:text-box>
              <text:p text:style-name="P16"><text:span text:style-name="T1">Message type</text:span></text:p>
            </draw:text-box>
          </draw:frame>
        </draw:g>
        <draw:g>
          <draw:custom-shape draw:style-name="gr45" draw:text-style-name="P12"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9" draw:text-style-name="P17" draw:layer="layout" svg:width="5.588cm" svg:height="0.806cm" svg:x="19.774cm" svg:y="4.175cm">
            <draw:text-box>
              <text:p text:style-name="P16"><text:span text:style-name="T1">Message type</text:span></text:p>
            </draw:text-box>
          </draw:frame>
        </draw:g>
        <draw:g xml:id="id54" draw:id="id54">
          <draw:custom-shape draw:style-name="gr49" draw:text-style-name="P12" draw:layer="layout" svg:width="5.842cm" svg:height="2.794cm" svg:x="15.44cm" svg:y="13.71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50" draw:text-style-name="P23" draw:layer="layout" svg:width="5.588cm" svg:height="1.361cm" svg:x="15.694cm" svg:y="14.387cm">
            <draw:text-box>
              <text:p text:style-name="P16"><text:span text:style-name="T1">Received N bytes</text:span></text:p>
              <text:p text:style-name="P16"><text:span text:style-name="T1">= message length?</text:span></text:p>
            </draw:text-box>
          </draw:frame>
        </draw:g>
        <draw:frame draw:style-name="gr51" draw:text-style-name="P17" xml:id="id53" draw:id="id53" draw:layer="layout" svg:width="4.318cm" svg:height="0.9cm" svg:x="22.968cm" svg:y="14.878cm">
          <draw:text-box>
            <text:p text:style-name="P16"><text:span text:style-name="T1">Queue message</text:span></text:p>
          </draw:text-box>
        </draw:frame>
        <draw:connector draw:style-name="gr19" draw:text-style-name="P12" draw:layer="layout" draw:type="line" svg:x1="25.5cm" svg:y1="11.668cm" svg:x2="25.146cm" svg:y2="12.57cm" draw:start-shape="id51" draw:start-glue-point="2" draw:end-shape="id52" svg:d="M25500 11668l-354 902" svg:viewBox="0 0 355 903">
          <text:p/>
        </draw:connector>
        <draw:connector draw:style-name="gr19" draw:text-style-name="P12" draw:layer="layout" draw:type="line" svg:x1="25.146cm" svg:y1="13.97cm" svg:x2="25.127cm" svg:y2="14.878cm" draw:start-shape="id52" draw:start-glue-point="2" draw:end-shape="id53" draw:end-glue-point="0" svg:d="M25146 13970l-19 908" svg:viewBox="0 0 20 909">
          <text:p/>
        </draw:connector>
        <draw:connector draw:style-name="gr20" draw:text-style-name="P12" draw:layer="layout" draw:type="lines" draw:line-skew="0.06cm -0.261cm" svg:x1="21.282cm" svg:y1="15.113cm" svg:x2="22.606cm" svg:y2="13.27cm" draw:start-shape="id54" draw:start-glue-point="1" draw:end-shape="id52" draw:end-glue-point="3" svg:d="M21282 15113h562v-1843h762" svg:viewBox="0 0 1325 1844">
          <text:p/>
        </draw:connector>
        <draw:frame draw:style-name="gr52" draw:text-style-name="P17" xml:id="id55" draw:id="id55" draw:layer="layout" svg:width="6.096cm" svg:height="1.408cm" svg:x="15.302cm" svg:y="17.434cm">
          <draw:text-box>
            <text:p text:style-name="P16"><text:span text:style-name="T1">Drop message</text:span></text:p>
            <text:p text:style-name="P16"><text:span text:style-name="T1">Request retransmission</text:span></text:p>
          </draw:text-box>
        </draw:frame>
        <draw:connector draw:style-name="gr19" draw:text-style-name="P12" draw:layer="layout" draw:type="line" svg:x1="18.361cm" svg:y1="16.51cm" svg:x2="18.35cm" svg:y2="17.434cm" draw:start-shape="id54" draw:start-glue-point="2" draw:end-shape="id55" svg:d="M18361 16510l-11 924" svg:viewBox="0 0 12 925">
          <text:p/>
        </draw:connector>
        <draw:frame draw:style-name="gr53" draw:text-style-name="P11" draw:layer="layout" svg:width="5.334cm" svg:height="1.47cm" svg:x="7.82cm" svg:y="0.613cm">
          <draw:text-box>
            <text:p><text:span text:style-name="T1">RPI, Jetson</text:span></text:p>
            <text:p><text:span text:style-name="T1">32 bit</text:span></text:p>
          </draw:text-box>
        </draw:frame>
        <draw:frame draw:style-name="gr24" draw:text-style-name="P11" draw:layer="layout" svg:width="5.334cm" svg:height="1.361cm" svg:x="10.16cm" svg:y="4.997cm">
          <draw:text-box>
            <text:p><text:span text:style-name="T1">PC cockpit</text:span></text:p>
            <text:p><text:span text:style-name="T1">64 bit</text:span></text:p>
          </draw:text-box>
        </draw:frame>
        <draw:frame draw:style-name="gr3" draw:text-style-name="P11" xml:id="id57" draw:id="id57" draw:layer="layout" svg:width="8.382cm" svg:height="0.645cm" svg:x="1.524cm" svg:y="5.705cm">
          <draw:text-box>
            <text:p><text:span text:style-name="T2">Socket, listen, connect, read</text:span></text:p>
          </draw:text-box>
        </draw:frame>
        <draw:connector draw:style-name="gr19" draw:text-style-name="P12" draw:layer="layout" draw:type="line" svg:x1="4.191cm" svg:y1="5.334cm" svg:x2="5.715cm" svg:y2="5.705cm" draw:start-shape="id56" draw:start-glue-point="2" draw:end-shape="id57" draw:end-glue-point="0" svg:d="M4191 5334l1524 371" svg:viewBox="0 0 1525 372">
          <text:p/>
        </draw:connector>
        <draw:frame draw:style-name="gr54" draw:text-style-name="P24" draw:layer="layout" svg:width="5.334cm" svg:height="1.916cm" svg:x="22.352cm" svg:y="18.658cm">
          <draw:text-box>
            <text:p><text:span text:style-name="T1">tcp_server.h</text:span></text:p>
            <text:p><text:span text:style-name="T1">tcp_server.cpp</text:span></text:p>
            <text:p><text:span text:style-name="T1">Test: tcp_reader.cpp</text:span></text:p>
          </draw:text-box>
        </draw:frame>
        <presentation:notes draw:style-name="dp2">
          <draw:page-thumbnail draw:style-name="gr7"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7:14:20.862792700</meta:creation-date>
    <dc:date>2018-11-11T17:36:26.517110112</dc:date>
    <meta:editing-duration>PT9H5M47S</meta:editing-duration>
    <meta:editing-cycles>248</meta:editing-cycles>
    <meta:generator>LibreOffice/5.1.6.2$Linux_X86_64 LibreOffice_project/10m0$Build-2</meta:generator>
    <meta:document-statistic meta:object-count="320"/>
  </office:meta>
</office:document-meta>
</file>